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erif CJK SC" svg:font-family="'Noto Serif CJK SC'" style:font-family-generic="system" style:font-pitch="variable"/>
    <style:font-face style:name="Symbol" svg:font-family="Symbol" style:font-pitch="variable"/>
    <style:font-face style:name="Symbol1" svg:font-family="Symbol" style:font-family-generic="roman" style:font-pitch="variable"/>
    <style:font-face style:name="Symbola" svg:font-family="Symbola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fo:font-style="italic" officeooo:rsid="001a6335" officeooo:paragraph-rsid="0006d982" style:font-name-asian="Noto Sans CJK SC Regular" style:font-size-asian="12pt" style:font-style-asian="italic" style:font-name-complex="FreeSans" style:font-size-complex="12pt" style:font-style-complex="italic"/>
    </style:style>
    <style:style style:name="P2" style:family="paragraph" style:parent-style-name="Standard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06d982" style:font-name-asian="Noto Sans CJK SC Regular" style:font-size-asian="12pt" style:font-name-complex="FreeSans" style:font-size-complex="12pt"/>
    </style:style>
    <style:style style:name="P3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06d982" style:font-size-asian="12pt" style:font-size-complex="12pt"/>
    </style:style>
    <style:style style:name="P4" style:family="paragraph" style:parent-style-name="Standard" style:master-page-name="">
      <loext:graphic-properties draw:fill="none"/>
      <style:paragraph-properties fo:margin-left="0in" fo:margin-right="-0.5in" fo:text-align="center" style:justify-single-word="false" fo:text-indent="0in" style:auto-text-indent="false" style:page-number="auto" fo:background-color="transparent"/>
      <style:text-properties style:font-name="Times New Roman1" fo:font-size="12pt" fo:language="uk" fo:country="UA" officeooo:paragraph-rsid="0006d982" style:font-size-asian="12pt" style:font-size-complex="12pt"/>
    </style:style>
    <style:style style:name="P5" style:family="paragraph" style:parent-style-name="Standard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text-position="0% 100%" style:font-name="Times New Roman1" fo:font-size="12pt" fo:language="uk" fo:country="UA" officeooo:rsid="00228538" officeooo:paragraph-rsid="0006d982" style:font-name-asian="Noto Sans CJK SC Regular" style:font-size-asian="12pt" style:font-name-complex="FreeSans" style:font-size-complex="12pt"/>
    </style:style>
    <style:style style:name="P6" style:family="paragraph" style:parent-style-name="Standard" style:list-style-name="L1" style:master-page-name="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style:page-number="auto" fo:background-color="transparent"/>
      <style:text-properties style:font-name="Times New Roman1" fo:font-size="12pt" officeooo:rsid="001bfcd0" officeooo:paragraph-rsid="0014e861" style:font-size-asian="12pt" style:font-size-complex="12pt"/>
    </style:style>
    <style:style style:name="P7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ize="12pt" officeooo:paragraph-rsid="000d9b22" style:font-size-asian="12pt" style:font-size-complex="12pt"/>
    </style:style>
    <style:style style:name="P8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ize="12pt" officeooo:paragraph-rsid="0014e861" style:font-size-asian="12pt" style:font-size-complex="12pt"/>
    </style:style>
    <style:style style:name="P9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08605d" style:font-name-asian="Noto Sans CJK SC Regular" style:font-size-asian="12pt" style:font-name-complex="FreeSans" style:font-size-complex="12pt"/>
    </style:style>
    <style:style style:name="P10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06d982" style:font-name-asian="Noto Sans CJK SC Regular" style:font-size-asian="12pt" style:font-name-complex="FreeSans" style:font-size-complex="12pt"/>
    </style:style>
    <style:style style:name="P11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14e861" style:font-name-asian="Noto Sans CJK SC Regular" style:font-size-asian="12pt" style:font-name-complex="FreeSans" style:font-size-complex="12pt"/>
    </style:style>
    <style:style style:name="P12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242283" officeooo:paragraph-rsid="0014e861" style:font-name-asian="Noto Sans CJK SC Regular" style:font-size-asian="12pt" style:font-name-complex="FreeSans" style:font-size-complex="12pt"/>
    </style:style>
    <style:style style:name="P13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fo:font-style="normal" officeooo:rsid="001a6335" officeooo:paragraph-rsid="0014e861" style:font-name-asian="Noto Sans CJK SC Regular" style:font-size-asian="12pt" style:font-style-asian="normal" style:font-name-complex="FreeSans" style:font-size-complex="12pt" style:font-style-complex="normal"/>
    </style:style>
    <style:style style:name="P14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officeooo:paragraph-rsid="0014e861"/>
    </style:style>
    <style:style style:name="P15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officeooo:paragraph-rsid="0006d982"/>
    </style:style>
    <style:style style:name="P16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officeooo:paragraph-rsid="000d9b22"/>
    </style:style>
    <style:style style:name="P17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officeooo:paragraph-rsid="00153e6c"/>
    </style:style>
    <style:style style:name="P18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officeooo:rsid="003c7d60" officeooo:paragraph-rsid="00089b1f"/>
    </style:style>
    <style:style style:name="P19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officeooo:rsid="002634e1" officeooo:paragraph-rsid="000d9b22"/>
    </style:style>
    <style:style style:name="P20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officeooo:rsid="00282d0e" officeooo:paragraph-rsid="000d9b22"/>
    </style:style>
    <style:style style:name="P21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tyle="normal" officeooo:rsid="002ecd8f" officeooo:paragraph-rsid="000d9b22" style:font-style-asian="normal" style:font-style-complex="normal"/>
    </style:style>
    <style:style style:name="P22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tyle="normal" officeooo:rsid="0041c6eb" officeooo:paragraph-rsid="000d9b22" style:font-style-asian="normal" style:font-style-complex="normal"/>
    </style:style>
    <style:style style:name="P23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tyle="normal" officeooo:rsid="0043a15b" officeooo:paragraph-rsid="000d9b22" style:font-style-asian="normal" style:font-style-complex="normal"/>
    </style:style>
    <style:style style:name="P24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officeooo:paragraph-rsid="00089b1f"/>
    </style:style>
    <style:style style:name="P25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officeooo:paragraph-rsid="0006d982"/>
    </style:style>
    <style:style style:name="P26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officeooo:paragraph-rsid="000d9b22"/>
    </style:style>
    <style:style style:name="P27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text-position="0% 100%" style:font-name="Times New Roman1" fo:font-size="12pt" fo:language="uk" fo:country="UA" fo:font-style="normal" officeooo:rsid="00331474" officeooo:paragraph-rsid="0006d982" style:font-name-asian="Noto Sans CJK SC Regular" style:font-size-asian="12pt" style:font-style-asian="normal" style:font-name-complex="FreeSans" style:font-size-complex="12pt" style:font-style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1" style:font-size-complex="12pt" style:font-style-complex="normal"/>
    </style:style>
    <style:style style:name="T3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" style:font-size-complex="12pt" style:font-style-complex="normal"/>
    </style:style>
    <style:style style:name="T4" style:family="text">
      <style:text-properties style:text-position="0% 100%" fo:font-size="12pt" fo:language="uk" fo:country="UA" fo:font-style="normal" officeooo:rsid="00331474" style:font-name-asian="Symbol" style:font-size-asian="12pt" style:font-style-asian="normal" style:font-name-complex="Symbol" style:font-size-complex="12pt" style:font-style-complex="normal"/>
    </style:style>
    <style:style style:name="T5" style:family="text">
      <style:text-properties style:text-position="0% 100%" fo:font-size="12pt" fo:language="uk" fo:country="UA" fo:font-style="normal" style:font-name-asian="Noto Sans CJK SC Regular" style:font-size-asian="12pt" style:font-style-asian="normal" style:font-name-complex="FreeSans" style:font-size-complex="12pt" style:font-style-complex="normal"/>
    </style:style>
    <style:style style:name="T6" style:family="text">
      <style:text-properties style:text-position="0% 100%" fo:font-size="12pt" fo:language="uk" fo:country="UA" fo:font-style="normal" officeooo:rsid="002452e3" style:font-name-asian="Noto Sans CJK SC Regular" style:font-size-asian="12pt" style:font-style-asian="normal" style:font-name-complex="FreeSans" style:font-size-complex="12pt" style:font-style-complex="normal"/>
    </style:style>
    <style:style style:name="T7" style:family="text">
      <style:text-properties style:text-position="0% 100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8" style:family="text">
      <style:text-properties style:text-position="0% 100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9" style:family="text">
      <style:text-properties style:text-position="0% 100%" fo:font-size="12pt" fo:language="uk" fo:country="UA" fo:font-style="normal" officeooo:rsid="003a947a" style:font-name-asian="Noto Sans CJK SC Regular" style:font-size-asian="12pt" style:font-style-asian="normal" style:font-name-complex="FreeSans" style:font-size-complex="12pt" style:font-style-complex="normal"/>
    </style:style>
    <style:style style:name="T10" style:family="text">
      <style:text-properties style:text-position="0% 100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11" style:family="text">
      <style:text-properties style:text-position="0% 100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12" style:family="text">
      <style:text-properties style:text-position="0% 100%" fo:font-size="12pt" fo:language="uk" fo:country="UA" fo:font-style="normal" officeooo:rsid="001dc853" style:font-name-asian="Noto Sans CJK SC Regular" style:font-size-asian="12pt" style:font-style-asian="normal" style:font-name-complex="FreeSans" style:font-size-complex="12pt" style:font-style-complex="normal"/>
    </style:style>
    <style:style style:name="T13" style:family="text">
      <style:text-properties style:text-position="0% 100%" fo:font-size="12pt" fo:language="uk" fo:country="UA" fo:font-style="normal" officeooo:rsid="00247235" style:font-name-asian="Noto Sans CJK SC Regular" style:font-size-asian="12pt" style:font-style-asian="normal" style:font-name-complex="FreeSans" style:font-size-complex="12pt" style:font-style-complex="normal"/>
    </style:style>
    <style:style style:name="T14" style:family="text">
      <style:text-properties style:text-position="0% 100%" fo:font-size="12pt" fo:language="uk" fo:country="UA" fo:font-style="normal" officeooo:rsid="0023608f" style:font-name-asian="Noto Sans CJK SC Regular" style:font-size-asian="12pt" style:font-style-asian="normal" style:font-name-complex="FreeSans" style:font-size-complex="12pt" style:font-style-complex="normal"/>
    </style:style>
    <style:style style:name="T15" style:family="text">
      <style:text-properties style:text-position="0% 100%" fo:font-size="12pt" fo:language="uk" fo:country="UA" fo:font-style="normal" officeooo:rsid="002634e1" style:font-name-asian="Noto Sans CJK SC Regular" style:font-size-asian="12pt" style:font-style-asian="normal" style:font-name-complex="FreeSans" style:font-size-complex="12pt" style:font-style-complex="normal"/>
    </style:style>
    <style:style style:name="T16" style:family="text">
      <style:text-properties style:text-position="0% 100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17" style:family="text">
      <style:text-properties style:text-position="0% 100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18" style:family="text">
      <style:text-properties style:text-position="0% 100%" fo:font-size="12pt" fo:language="uk" fo:country="UA" fo:font-style="normal" officeooo:rsid="00309d25" style:font-name-asian="Noto Sans CJK SC Regular" style:font-size-asian="12pt" style:font-style-asian="normal" style:font-name-complex="FreeSans" style:font-size-complex="12pt" style:font-style-complex="normal"/>
    </style:style>
    <style:style style:name="T19" style:family="text">
      <style:text-properties style:text-position="0% 100%" fo:font-size="12pt" fo:language="uk" fo:country="UA" fo:font-style="normal" officeooo:rsid="00228538" style:font-name-asian="Noto Sans CJK SC Regular" style:font-size-asian="12pt" style:font-style-asian="normal" style:font-name-complex="FreeSans" style:font-size-complex="12pt" style:font-style-complex="normal"/>
    </style:style>
    <style:style style:name="T20" style:family="text">
      <style:text-properties style:text-position="0% 100%" fo:font-size="12pt" fo:language="uk" fo:country="UA" fo:font-style="normal" officeooo:rsid="000b9962" style:font-name-asian="Noto Sans CJK SC Regular" style:font-size-asian="12pt" style:font-style-asian="normal" style:font-name-complex="FreeSans" style:font-size-complex="12pt" style:font-style-complex="normal"/>
    </style:style>
    <style:style style:name="T21" style:family="text">
      <style:text-properties style:text-position="0% 100%" fo:font-size="12pt" fo:language="uk" fo:country="UA" fo:font-style="normal" officeooo:rsid="00238eae" style:font-name-asian="Noto Sans CJK SC Regular" style:font-size-asian="12pt" style:font-style-asian="normal" style:font-name-complex="FreeSans" style:font-size-complex="12pt" style:font-style-complex="normal"/>
    </style:style>
    <style:style style:name="T22" style:family="text">
      <style:text-properties style:text-position="0% 100%" fo:font-size="12pt" fo:language="uk" fo:country="UA" fo:font-style="normal" officeooo:rsid="00242283" style:font-name-asian="Noto Sans CJK SC Regular" style:font-size-asian="12pt" style:font-style-asian="normal" style:font-name-complex="FreeSans" style:font-size-complex="12pt" style:font-style-complex="normal"/>
    </style:style>
    <style:style style:name="T23" style:family="text">
      <style:text-properties style:text-position="0% 100%" fo:font-size="12pt" fo:language="uk" fo:country="UA" fo:font-style="normal" officeooo:rsid="00122f5f" style:font-name-asian="Noto Sans CJK SC Regular" style:font-size-asian="12pt" style:font-style-asian="normal" style:font-name-complex="FreeSans" style:font-size-complex="12pt" style:font-style-complex="normal"/>
    </style:style>
    <style:style style:name="T24" style:family="text">
      <style:text-properties style:text-position="0% 100%" fo:font-size="12pt" fo:language="uk" fo:country="UA" fo:font-style="normal" officeooo:rsid="0029c710" style:font-name-asian="Noto Sans CJK SC Regular" style:font-size-asian="12pt" style:font-style-asian="normal" style:font-name-complex="FreeSans" style:font-size-complex="12pt" style:font-style-complex="normal"/>
    </style:style>
    <style:style style:name="T25" style:family="text">
      <style:text-properties style:text-position="0% 100%" fo:font-size="12pt" fo:language="uk" fo:country="UA" fo:font-style="normal" officeooo:rsid="002c20a9" style:font-name-asian="Noto Sans CJK SC Regular" style:font-size-asian="12pt" style:font-style-asian="normal" style:font-name-complex="FreeSans" style:font-size-complex="12pt" style:font-style-complex="normal"/>
    </style:style>
    <style:style style:name="T26" style:family="text">
      <style:text-properties style:text-position="0% 100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27" style:family="text">
      <style:text-properties style:text-position="0% 100%" fo:font-size="12pt" fo:language="uk" fo:country="UA" fo:font-style="normal" officeooo:rsid="0041c6eb" style:font-name-asian="Noto Sans CJK SC Regular" style:font-size-asian="12pt" style:font-style-asian="normal" style:font-name-complex="FreeSans" style:font-size-complex="12pt" style:font-style-complex="normal"/>
    </style:style>
    <style:style style:name="T28" style:family="text">
      <style:text-properties style:text-position="0% 100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29" style:family="text">
      <style:text-properties style:text-position="0% 100%" fo:font-size="12pt" fo:language="uk" fo:country="UA" fo:font-style="normal" officeooo:rsid="0040232e" style:font-name-asian="Noto Sans CJK SC Regular" style:font-size-asian="12pt" style:font-style-asian="normal" style:font-name-complex="FreeSans" style:font-size-complex="12pt" style:font-style-complex="normal"/>
    </style:style>
    <style:style style:name="T30" style:family="text">
      <style:text-properties style:text-position="0% 100%" fo:font-size="12pt" fo:language="uk" fo:country="UA" fo:font-style="normal" officeooo:rsid="0043a15b" style:font-name-asian="Noto Sans CJK SC Regular" style:font-size-asian="12pt" style:font-style-asian="normal" style:font-name-complex="FreeSans" style:font-size-complex="12pt" style:font-style-complex="normal"/>
    </style:style>
    <style:style style:name="T31" style:family="text">
      <style:text-properties style:text-position="0% 100%" fo:font-size="12pt" fo:language="uk" fo:country="UA" fo:font-style="normal" officeooo:rsid="00141df2" style:font-name-asian="Noto Sans CJK SC Regular" style:font-size-asian="12pt" style:font-style-asian="normal" style:font-name-complex="FreeSans" style:font-size-complex="12pt" style:font-style-complex="normal"/>
    </style:style>
    <style:style style:name="T32" style:family="text">
      <style:text-properties style:text-position="0% 100%" fo:font-size="12pt" fo:language="uk" fo:country="UA" fo:font-style="normal" officeooo:rsid="0031d056" style:font-name-asian="Noto Sans CJK SC Regular" style:font-size-asian="12pt" style:font-style-asian="normal" style:font-name-complex="FreeSans" style:font-size-complex="12pt" style:font-style-complex="normal"/>
    </style:style>
    <style:style style:name="T33" style:family="text">
      <style:text-properties style:text-position="0% 100%" fo:font-size="12pt" fo:language="uk" fo:country="UA" fo:font-style="normal" officeooo:rsid="00596a8a" style:font-name-asian="Noto Sans CJK SC Regular" style:font-size-asian="12pt" style:font-style-asian="normal" style:font-name-complex="FreeSans" style:font-size-complex="12pt" style:font-style-complex="normal"/>
    </style:style>
    <style:style style:name="T34" style:family="text">
      <style:text-properties style:text-position="0% 100%" fo:font-size="12pt" fo:language="uk" fo:country="UA" fo:font-style="normal" officeooo:rsid="002290f6" style:font-name-asian="Noto Sans CJK SC Regular" style:font-size-asian="12pt" style:font-style-asian="normal" style:font-name-complex="FreeSans" style:font-size-complex="12pt" style:font-style-complex="normal"/>
    </style:style>
    <style:style style:name="T35" style:family="text">
      <style:text-properties style:text-position="0% 100%" fo:font-size="12pt" fo:language="uk" fo:country="UA" fo:font-style="normal" officeooo:rsid="00347f11" style:font-name-asian="Noto Sans CJK SC Regular" style:font-size-asian="12pt" style:font-style-asian="normal" style:font-name-complex="FreeSans" style:font-size-complex="12pt" style:font-style-complex="normal"/>
    </style:style>
    <style:style style:name="T36" style:family="text">
      <style:text-properties style:text-position="0% 100%" fo:font-size="12pt" fo:language="uk" fo:country="UA" fo:font-style="normal" officeooo:rsid="000eda74" style:font-name-asian="Noto Sans CJK SC Regular" style:font-size-asian="12pt" style:font-style-asian="normal" style:font-name-complex="FreeSans" style:font-size-complex="12pt" style:font-style-complex="normal"/>
    </style:style>
    <style:style style:name="T37" style:family="text">
      <style:text-properties style:text-position="0% 100%" fo:font-size="12pt" fo:language="uk" fo:country="UA" fo:font-style="normal" officeooo:rsid="00089b1f" style:font-name-asian="Noto Sans CJK SC Regular" style:font-size-asian="12pt" style:font-style-asian="normal" style:font-name-complex="FreeSans" style:font-size-complex="12pt" style:font-style-complex="normal"/>
    </style:style>
    <style:style style:name="T38" style:family="text">
      <style:text-properties style:text-position="0% 100%" fo:font-size="12pt" fo:language="uk" fo:country="UA" fo:font-style="normal" officeooo:rsid="00215b45" style:font-name-asian="Noto Sans CJK SC Regular" style:font-size-asian="12pt" style:font-style-asian="normal" style:font-name-complex="FreeSans" style:font-size-complex="12pt" style:font-style-complex="normal"/>
    </style:style>
    <style:style style:name="T39" style:family="text">
      <style:text-properties style:text-position="0% 100%" fo:font-size="12pt" fo:language="uk" fo:country="UA" fo:font-style="normal" officeooo:rsid="00181d57" style:font-name-asian="Noto Sans CJK SC Regular" style:font-size-asian="12pt" style:font-style-asian="normal" style:font-name-complex="FreeSans" style:font-size-complex="12pt" style:font-style-complex="normal"/>
    </style:style>
    <style:style style:name="T40" style:family="text">
      <style:text-properties style:text-position="0% 100%" fo:font-size="12pt" fo:language="uk" fo:country="UA" fo:font-style="normal" officeooo:rsid="00093550" style:font-name-asian="Noto Sans CJK SC Regular" style:font-size-asian="12pt" style:font-style-asian="normal" style:font-name-complex="FreeSans" style:font-size-complex="12pt" style:font-style-complex="normal"/>
    </style:style>
    <style:style style:name="T41" style:family="text">
      <style:text-properties style:text-position="0% 100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42" style:family="text">
      <style:text-properties style:text-position="0% 100%" fo:font-size="12pt" fo:language="uk" fo:country="UA" fo:font-style="normal" officeooo:rsid="002d809e" style:font-name-asian="Noto Sans CJK SC Regular" style:font-size-asian="12pt" style:font-style-asian="normal" style:font-name-complex="FreeSans" style:font-size-complex="12pt" style:font-style-complex="normal"/>
    </style:style>
    <style:style style:name="T43" style:family="text">
      <style:text-properties style:text-position="0% 100%" fo:font-size="12pt" fo:language="uk" fo:country="UA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44" style:family="text">
      <style:text-properties style:text-position="0% 100%" fo:font-size="12pt" fo:language="uk" fo:country="UA" fo:font-style="normal" officeooo:rsid="005846a8" style:font-name-asian="Times New Roman" style:font-size-asian="12pt" style:font-style-asian="normal" style:font-name-complex="Times New Roman" style:font-size-complex="12pt" style:font-style-complex="normal"/>
    </style:style>
    <style:style style:name="T45" style:family="text">
      <style:text-properties style:text-position="0% 100%" fo:font-size="12pt" fo:language="uk" fo:country="UA" fo:font-style="normal" officeooo:rsid="003e152a" style:font-name-asian="Times New Roman" style:font-size-asian="12pt" style:font-style-asian="normal" style:font-name-complex="Times New Roman" style:font-size-complex="12pt" style:font-style-complex="normal"/>
    </style:style>
    <style:style style:name="T46" style:family="text">
      <style:text-properties style:text-position="0% 100%" fo:font-size="12pt" fo:language="uk" fo:country="UA" fo:font-style="normal" officeooo:rsid="003e3f3a" style:font-name-asian="Times New Roman" style:font-size-asian="12pt" style:font-style-asian="normal" style:font-name-complex="Times New Roman" style:font-size-complex="12pt" style:font-style-complex="normal"/>
    </style:style>
    <style:style style:name="T47" style:family="text">
      <style:text-properties style:text-position="0% 100%" fo:font-size="12pt" fo:language="uk" fo:country="UA" fo:font-style="normal" officeooo:rsid="003f9084" style:font-name-asian="Times New Roman" style:font-size-asian="12pt" style:font-style-asian="normal" style:font-name-complex="Times New Roman" style:font-size-complex="12pt" style:font-style-complex="normal"/>
    </style:style>
    <style:style style:name="T48" style:family="text">
      <style:text-properties style:text-position="0% 100%" fo:font-size="12pt" fo:language="uk" fo:country="UA" fo:font-style="normal" officeooo:rsid="0040232e" style:font-name-asian="Times New Roman" style:font-size-asian="12pt" style:font-style-asian="normal" style:font-name-complex="Times New Roman" style:font-size-complex="12pt" style:font-style-complex="normal"/>
    </style:style>
    <style:style style:name="T49" style:family="text">
      <style:text-properties style:text-position="0% 100%" fo:font-size="12pt" fo:language="uk" fo:country="UA" fo:font-style="normal" officeooo:rsid="0041c6eb" style:font-name-asian="Times New Roman" style:font-size-asian="12pt" style:font-style-asian="normal" style:font-name-complex="Times New Roman" style:font-size-complex="12pt" style:font-style-complex="normal"/>
    </style:style>
    <style:style style:name="T50" style:family="text">
      <style:text-properties style:text-position="0% 100%" fo:font-size="12pt" fo:language="uk" fo:country="UA" fo:font-style="normal" officeooo:rsid="0036f0c3" style:font-name-asian="Times New Roman" style:font-size-asian="12pt" style:font-style-asian="normal" style:font-name-complex="Times New Roman" style:font-size-complex="12pt" style:font-style-complex="normal"/>
    </style:style>
    <style:style style:name="T51" style:family="text">
      <style:text-properties style:text-position="0% 100%" fo:font-size="12pt" fo:language="uk" fo:country="UA" fo:font-style="normal" officeooo:rsid="003e3f3a" style:font-name-asian="Symbola" style:font-size-asian="12pt" style:font-style-asian="normal" style:font-name-complex="Symbola" style:font-size-complex="12pt" style:font-style-complex="normal"/>
    </style:style>
    <style:style style:name="T52" style:family="text">
      <style:text-properties style:text-position="0% 100%" fo:font-size="12pt" fo:language="uk" fo:country="UA" fo:font-style="normal" officeooo:rsid="002cf273" style:font-name-asian="Symbola" style:font-size-asian="12pt" style:font-style-asian="normal" style:font-name-complex="Symbola" style:font-size-complex="12pt" style:font-style-complex="normal"/>
    </style:style>
    <style:style style:name="T53" style:family="text">
      <style:text-properties style:text-position="0% 100%" fo:font-size="12pt" fo:language="uk" fo:country="UA" fo:font-style="normal" officeooo:rsid="0043a15b" style:font-name-asian="Symbola" style:font-size-asian="12pt" style:font-style-asian="normal" style:font-name-complex="Symbola" style:font-size-complex="12pt" style:font-style-complex="normal"/>
    </style:style>
    <style:style style:name="T54" style:family="text">
      <style:text-properties style:text-position="0% 100%" fo:font-size="12pt" fo:language="uk" fo:country="UA" fo:font-style="normal" officeooo:rsid="001608ae" style:font-name-asian="Symbola" style:font-size-asian="12pt" style:font-style-asian="normal" style:font-name-complex="Symbola" style:font-size-complex="12pt" style:font-style-complex="normal"/>
    </style:style>
    <style:style style:name="T55" style:family="text">
      <style:text-properties style:text-position="0% 100%" fo:font-size="12pt" fo:language="uk" fo:country="UA" fo:font-style="normal" officeooo:rsid="00181d57" style:font-name-asian="Symbola" style:font-size-asian="12pt" style:font-style-asian="normal" style:font-name-complex="Symbola" style:font-size-complex="12pt" style:font-style-complex="normal"/>
    </style:style>
    <style:style style:name="T56" style:family="text">
      <style:text-properties style:text-position="0% 100%" fo:font-size="12pt" fo:language="uk" fo:country="UA" fo:font-style="normal" officeooo:rsid="00237ca0" style:font-name-asian="Symbola" style:font-size-asian="12pt" style:font-style-asian="normal" style:font-name-complex="Symbola" style:font-size-complex="12pt" style:font-style-complex="normal"/>
    </style:style>
    <style:style style:name="T57" style:family="text">
      <style:text-properties style:text-position="0% 100%" fo:font-size="12pt" fo:language="uk" fo:country="UA" fo:font-style="normal" officeooo:rsid="001dc853" style:font-name-asian="Symbola" style:font-size-asian="12pt" style:font-style-asian="normal" style:font-name-complex="Symbola" style:font-size-complex="12pt" style:font-style-complex="normal"/>
    </style:style>
    <style:style style:name="T58" style:family="text">
      <style:text-properties style:text-position="0% 100%" fo:font-size="12pt" fo:language="uk" fo:country="UA" fo:font-style="normal" officeooo:rsid="000c6998" style:font-name-asian="Symbola" style:font-size-asian="12pt" style:font-style-asian="normal" style:font-name-complex="Symbola" style:font-size-complex="12pt" style:font-style-complex="normal"/>
    </style:style>
    <style:style style:name="T59" style:family="text">
      <style:text-properties style:text-position="0% 100%" fo:font-size="12pt" fo:language="uk" fo:country="UA" fo:font-style="italic" officeooo:rsid="0023608f" style:font-name-asian="Symbol" style:font-size-asian="12pt" style:font-style-asian="italic" style:font-name-complex="Symbol" style:font-size-complex="12pt" style:font-style-complex="italic"/>
    </style:style>
    <style:style style:name="T60" style:family="text">
      <style:text-properties style:text-position="0% 100%" fo:font-size="12pt" fo:language="uk" fo:country="UA" fo:font-style="italic" officeooo:rsid="00331474" style:font-name-asian="Symbol" style:font-size-asian="12pt" style:font-style-asian="italic" style:font-name-complex="Symbol" style:font-size-complex="12pt" style:font-style-complex="italic"/>
    </style:style>
    <style:style style:name="T61" style:family="text">
      <style:text-properties style:text-position="0% 100%"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62" style:family="text">
      <style:text-properties style:text-position="0% 100%" fo:font-size="12pt" fo:language="uk" fo:country="UA" fo:font-style="italic" officeooo:rsid="002452e3" style:font-name-asian="Noto Sans CJK SC Regular" style:font-size-asian="12pt" style:font-style-asian="italic" style:font-name-complex="FreeSans" style:font-size-complex="12pt" style:font-style-complex="italic"/>
    </style:style>
    <style:style style:name="T63" style:family="text">
      <style:text-properties style:text-position="0% 100%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64" style:family="text">
      <style:text-properties style:text-position="0% 100%" fo:font-size="12pt" fo:language="uk" fo:country="UA" fo:font-style="italic" officeooo:rsid="00228538" style:font-name-asian="Noto Sans CJK SC Regular" style:font-size-asian="12pt" style:font-style-asian="italic" style:font-name-complex="FreeSans" style:font-size-complex="12pt" style:font-style-complex="italic"/>
    </style:style>
    <style:style style:name="T65" style:family="text">
      <style:text-properties style:text-position="0% 100%" fo:font-size="12pt" fo:language="uk" fo:country="UA" fo:font-style="italic" officeooo:rsid="003e152a" style:font-name-asian="Noto Sans CJK SC Regular" style:font-size-asian="12pt" style:font-style-asian="italic" style:font-name-complex="FreeSans" style:font-size-complex="12pt" style:font-style-complex="italic"/>
    </style:style>
    <style:style style:name="T66" style:family="text">
      <style:text-properties style:text-position="0% 100%" fo:font-size="12pt" fo:language="uk" fo:country="UA" fo:font-style="italic" officeooo:rsid="0023608f" style:font-name-asian="Noto Sans CJK SC Regular" style:font-size-asian="12pt" style:font-style-asian="italic" style:font-name-complex="FreeSans" style:font-size-complex="12pt" style:font-style-complex="italic"/>
    </style:style>
    <style:style style:name="T67" style:family="text">
      <style:text-properties style:text-position="0% 100%" fo:font-size="12pt" fo:language="uk" fo:country="UA" fo:font-style="italic" officeooo:rsid="00247235" style:font-name-asian="Noto Sans CJK SC Regular" style:font-size-asian="12pt" style:font-style-asian="italic" style:font-name-complex="FreeSans" style:font-size-complex="12pt" style:font-style-complex="italic"/>
    </style:style>
    <style:style style:name="T68" style:family="text">
      <style:text-properties style:text-position="0% 100%" fo:font-size="12pt" fo:language="uk" fo:country="UA" fo:font-style="italic" officeooo:rsid="00282d0e" style:font-name-asian="Noto Sans CJK SC Regular" style:font-size-asian="12pt" style:font-style-asian="italic" style:font-name-complex="FreeSans" style:font-size-complex="12pt" style:font-style-complex="italic"/>
    </style:style>
    <style:style style:name="T69" style:family="text">
      <style:text-properties style:text-position="0% 100%"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70" style:family="text">
      <style:text-properties style:text-position="0% 100%" fo:font-size="12pt" fo:language="uk" fo:country="UA" fo:font-style="italic" officeooo:rsid="000624d2" style:font-name-asian="Noto Sans CJK SC Regular" style:font-size-asian="12pt" style:font-style-asian="italic" style:font-name-complex="FreeSans" style:font-size-complex="12pt" style:font-style-complex="italic"/>
    </style:style>
    <style:style style:name="T71" style:family="text">
      <style:text-properties style:text-position="0% 100%" fo:font-size="12pt" fo:language="uk" fo:country="UA" fo:font-style="italic" officeooo:rsid="002cf273" style:font-name-asian="Noto Sans CJK SC Regular" style:font-size-asian="12pt" style:font-style-asian="italic" style:font-name-complex="FreeSans" style:font-size-complex="12pt" style:font-style-complex="italic"/>
    </style:style>
    <style:style style:name="T72" style:family="text">
      <style:text-properties style:text-position="0% 100%" fo:font-size="12pt" fo:language="uk" fo:country="UA" fo:font-style="italic" officeooo:rsid="002ecd8f" style:font-name-asian="Noto Sans CJK SC Regular" style:font-size-asian="12pt" style:font-style-asian="italic" style:font-name-complex="FreeSans" style:font-size-complex="12pt" style:font-style-complex="italic"/>
    </style:style>
    <style:style style:name="T73" style:family="text">
      <style:text-properties style:text-position="0% 100%" fo:font-size="12pt" fo:language="uk" fo:country="UA" fo:font-style="italic" officeooo:rsid="00331474" style:font-name-asian="Noto Sans CJK SC Regular" style:font-size-asian="12pt" style:font-style-asian="italic" style:font-name-complex="FreeSans" style:font-size-complex="12pt" style:font-style-complex="italic"/>
    </style:style>
    <style:style style:name="T74" style:family="text">
      <style:text-properties style:text-position="0% 100%" fo:font-size="12pt" fo:language="uk" fo:country="UA" fo:font-style="italic" officeooo:rsid="0037a67a" style:font-name-asian="Noto Sans CJK SC Regular" style:font-size-asian="12pt" style:font-style-asian="italic" style:font-name-complex="FreeSans" style:font-size-complex="12pt" style:font-style-complex="italic"/>
    </style:style>
    <style:style style:name="T75" style:family="text">
      <style:text-properties style:text-position="0% 100%" fo:font-size="12pt" fo:language="uk" fo:country="UA" fo:font-style="italic" style:font-name-asian="Noto Sans CJK SC Regular" style:font-size-asian="12pt" style:font-style-asian="italic" style:font-name-complex="Times New Roman1" style:font-size-complex="12pt" style:font-style-complex="italic"/>
    </style:style>
    <style:style style:name="T76" style:family="text">
      <style:text-properties style:text-position="0% 100%" fo:font-size="12pt" fo:language="uk" fo:country="UA" fo:font-style="italic" officeooo:rsid="003e152a" style:font-name-asian="Times New Roman" style:font-size-asian="12pt" style:font-style-asian="italic" style:font-name-complex="Times New Roman" style:font-size-complex="12pt" style:font-style-complex="italic"/>
    </style:style>
    <style:style style:name="T77" style:family="text">
      <style:text-properties style:text-position="0% 100%" fo:font-size="12pt" fo:language="uk" fo:country="UA" fo:font-style="italic" officeooo:rsid="001dc853" style:font-name-asian="Symbola" style:font-size-asian="12pt" style:font-style-asian="italic" style:font-name-complex="Symbola" style:font-size-complex="12pt" style:font-style-complex="italic"/>
    </style:style>
    <style:style style:name="T78" style:family="text">
      <style:text-properties style:text-position="0% 100%" fo:font-size="12pt" fo:language="uk" fo:country="UA" style:font-name-asian="Noto Sans CJK SC Regular" style:font-size-asian="12pt" style:font-name-complex="FreeSans" style:font-size-complex="12pt"/>
    </style:style>
    <style:style style:name="T79" style:family="text">
      <style:text-properties style:text-position="0% 100%" fo:font-size="12pt" fo:language="uk" fo:country="UA" officeooo:rsid="00228538" style:font-name-asian="Noto Sans CJK SC Regular" style:font-size-asian="12pt" style:font-name-complex="FreeSans" style:font-size-complex="12pt"/>
    </style:style>
    <style:style style:name="T80" style:family="text">
      <style:text-properties style:text-position="0% 100%" fo:font-size="12pt" fo:language="uk" fo:country="UA" officeooo:rsid="00209c53" style:font-name-asian="Noto Sans CJK SC Regular" style:font-size-asian="12pt" style:font-name-complex="FreeSans" style:font-size-complex="12pt"/>
    </style:style>
    <style:style style:name="T81" style:family="text">
      <style:text-properties style:text-position="0% 100%" fo:font-size="12pt" fo:language="uk" fo:country="UA" officeooo:rsid="00389a2e" style:font-name-asian="Noto Sans CJK SC Regular" style:font-size-asian="12pt" style:font-name-complex="FreeSans" style:font-size-complex="12pt"/>
    </style:style>
    <style:style style:name="T82" style:family="text">
      <style:text-properties style:text-position="0% 100%" fo:font-size="12pt" fo:language="uk" fo:country="UA" officeooo:rsid="003f9084" style:font-name-asian="Noto Sans CJK SC Regular" style:font-size-asian="12pt" style:font-name-complex="FreeSans" style:font-size-complex="12pt"/>
    </style:style>
    <style:style style:name="T83" style:family="text">
      <style:text-properties style:text-position="0% 100%" fo:font-size="12pt" fo:language="uk" fo:country="UA" officeooo:rsid="000eda74" style:font-name-asian="Noto Sans CJK SC Regular" style:font-size-asian="12pt" style:font-name-complex="FreeSans" style:font-size-complex="12pt"/>
    </style:style>
    <style:style style:name="T84" style:family="text">
      <style:text-properties style:text-position="0% 100%" fo:font-size="12pt" fo:language="uk" fo:country="UA" officeooo:rsid="0023608f" style:font-name-asian="Noto Sans CJK SC Regular" style:font-size-asian="12pt" style:font-name-complex="FreeSans" style:font-size-complex="12pt"/>
    </style:style>
    <style:style style:name="T85" style:family="text">
      <style:text-properties style:text-position="0% 100%" fo:font-size="12pt" fo:language="uk" fo:country="UA" officeooo:rsid="002452e3" style:font-name-asian="Noto Sans CJK SC Regular" style:font-size-asian="12pt" style:font-name-complex="FreeSans" style:font-size-complex="12pt"/>
    </style:style>
    <style:style style:name="T86" style:family="text">
      <style:text-properties style:text-position="0% 100%" fo:font-size="12pt" fo:language="uk" fo:country="UA" officeooo:rsid="0005d324" style:font-name-asian="Noto Sans CJK SC Regular" style:font-size-asian="12pt" style:font-name-complex="FreeSans" style:font-size-complex="12pt"/>
    </style:style>
    <style:style style:name="T87" style:family="text">
      <style:text-properties style:text-position="0% 100%" fo:font-size="12pt" fo:language="uk" fo:country="UA" officeooo:rsid="000b9962" style:font-name-asian="Noto Sans CJK SC Regular" style:font-size-asian="12pt" style:font-name-complex="FreeSans" style:font-size-complex="12pt"/>
    </style:style>
    <style:style style:name="T88" style:family="text">
      <style:text-properties style:text-position="0% 100%" fo:font-size="12pt" fo:language="uk" fo:country="UA" officeooo:rsid="00242283" style:font-name-asian="Noto Sans CJK SC Regular" style:font-size-asian="12pt" style:font-name-complex="FreeSans" style:font-size-complex="12pt"/>
    </style:style>
    <style:style style:name="T89" style:family="text">
      <style:text-properties style:text-position="0% 100%" fo:font-size="12pt" fo:language="uk" fo:country="UA" officeooo:rsid="0009a4c8" style:font-name-asian="Noto Sans CJK SC Regular" style:font-size-asian="12pt" style:font-name-complex="FreeSans" style:font-size-complex="12pt"/>
    </style:style>
    <style:style style:name="T90" style:family="text">
      <style:text-properties style:text-position="0% 100%" fo:font-size="12pt" fo:language="uk" fo:country="UA" officeooo:rsid="001a67f6" style:font-name-asian="Noto Sans CJK SC Regular" style:font-size-asian="12pt" style:font-name-complex="FreeSans" style:font-size-complex="12pt"/>
    </style:style>
    <style:style style:name="T91" style:family="text">
      <style:text-properties style:text-position="0% 100%" fo:font-size="12pt" fo:language="uk" fo:country="UA" officeooo:rsid="00247235" style:font-name-asian="Noto Sans CJK SC Regular" style:font-size-asian="12pt" style:font-name-complex="FreeSans" style:font-size-complex="12pt"/>
    </style:style>
    <style:style style:name="T92" style:family="text">
      <style:text-properties style:text-position="0% 100%" fo:font-size="12pt" fo:language="uk" fo:country="UA" officeooo:rsid="002634e1" style:font-name-asian="Noto Sans CJK SC Regular" style:font-size-asian="12pt" style:font-name-complex="FreeSans" style:font-size-complex="12pt"/>
    </style:style>
    <style:style style:name="T93" style:family="text">
      <style:text-properties style:text-position="0% 100%" fo:font-size="12pt" fo:language="uk" fo:country="UA" officeooo:rsid="0040232e" style:font-name-asian="Noto Sans CJK SC Regular" style:font-size-asian="12pt" style:font-name-complex="FreeSans" style:font-size-complex="12pt"/>
    </style:style>
    <style:style style:name="T94" style:family="text">
      <style:text-properties style:text-position="0% 100%" fo:font-size="12pt" fo:language="uk" fo:country="UA" officeooo:rsid="00141df2" style:font-name-asian="Noto Sans CJK SC Regular" style:font-size-asian="12pt" style:font-name-complex="FreeSans" style:font-size-complex="12pt"/>
    </style:style>
    <style:style style:name="T95" style:family="text">
      <style:text-properties style:text-position="0% 100%" fo:font-size="12pt" fo:language="uk" fo:country="UA" officeooo:rsid="002ecd8f" style:font-name-asian="Noto Sans CJK SC Regular" style:font-size-asian="12pt" style:font-name-complex="FreeSans" style:font-size-complex="12pt"/>
    </style:style>
    <style:style style:name="T96" style:family="text">
      <style:text-properties style:text-position="0% 100%" fo:font-size="12pt" fo:language="uk" fo:country="UA" officeooo:rsid="00089b1f" style:font-name-asian="Noto Sans CJK SC Regular" style:font-size-asian="12pt" style:font-name-complex="FreeSans" style:font-size-complex="12pt"/>
    </style:style>
    <style:style style:name="T97" style:family="text">
      <style:text-properties style:text-position="0% 100%" fo:font-size="12pt" fo:language="uk" fo:country="UA" style:font-name-asian="Symbola" style:font-size-asian="12pt" style:font-name-complex="Symbola" style:font-size-complex="12pt"/>
    </style:style>
    <style:style style:name="T98" style:family="text">
      <style:text-properties style:text-position="0% 100%" fo:font-size="12pt" fo:language="uk" fo:country="UA" style:font-name-asian="Times New Roman" style:font-size-asian="12pt" style:font-name-complex="Times New Roman" style:font-size-complex="12pt"/>
    </style:style>
    <style:style style:name="T99" style:family="text">
      <style:text-properties style:text-position="0% 100%" fo:font-size="12pt" fo:language="uk" fo:country="UA" officeooo:rsid="0040232e" style:font-name-asian="Times New Roman" style:font-size-asian="12pt" style:font-name-complex="Times New Roman" style:font-size-complex="12pt"/>
    </style:style>
    <style:style style:name="T100" style:family="text">
      <style:text-properties style:text-position="0% 100%" fo:font-size="12pt" fo:language="uk" fo:country="UA" officeooo:rsid="003e152a" style:font-name-asian="Times New Roman" style:font-size-asian="12pt" style:font-name-complex="Times New Roman" style:font-size-complex="12pt"/>
    </style:style>
    <style:style style:name="T101" style:family="text">
      <style:text-properties style:text-position="0% 100%" fo:font-size="12pt" fo:language="uk" fo:country="UA" officeooo:rsid="00093550" style:font-name-asian="Times New Roman" style:font-size-asian="12pt" style:font-name-complex="Times New Roman" style:font-size-complex="12pt"/>
    </style:style>
    <style:style style:name="T102" style:family="text">
      <style:text-properties style:text-position="0% 100%" fo:font-style="normal" officeooo:rsid="001dc853" style:font-name-asian="Times New Roman" style:font-style-asian="normal" style:font-name-complex="Times New Roman" style:font-style-complex="normal"/>
    </style:style>
    <style:style style:name="T103" style:family="text">
      <style:text-properties style:text-position="0% 100%" fo:font-style="normal" style:font-style-asian="normal" style:font-style-complex="normal"/>
    </style:style>
    <style:style style:name="T104" style:family="text">
      <style:text-properties style:text-position="0% 100%" fo:font-style="normal" officeooo:rsid="00228538" style:font-style-asian="normal" style:font-style-complex="normal"/>
    </style:style>
    <style:style style:name="T105" style:family="text">
      <style:text-properties style:text-position="0% 100%" fo:font-style="normal" officeooo:rsid="001dc853" style:font-style-asian="normal" style:font-style-complex="normal"/>
    </style:style>
    <style:style style:name="T106" style:family="text">
      <style:text-properties style:text-position="0% 100%" fo:font-style="normal" officeooo:rsid="002452e3" style:font-style-asian="normal" style:font-style-complex="normal"/>
    </style:style>
    <style:style style:name="T107" style:family="text">
      <style:text-properties style:text-position="0% 100%" fo:font-style="normal" officeooo:rsid="0023608f" style:font-name-asian="Symbol" style:font-style-asian="normal" style:font-name-complex="Symbol" style:font-style-complex="normal"/>
    </style:style>
    <style:style style:name="T108" style:family="text">
      <style:text-properties style:text-position="0% 100%" officeooo:rsid="001dc853" style:font-name-asian="Symbola" style:font-name-complex="Symbola"/>
    </style:style>
    <style:style style:name="T109" style:family="text">
      <style:text-properties style:text-position="0% 100%" officeooo:rsid="000c6998" style:font-name-asian="Symbola" style:font-name-complex="Symbola"/>
    </style:style>
    <style:style style:name="T110" style:family="text">
      <style:text-properties style:text-position="0% 100%" fo:font-style="italic" officeooo:rsid="002089e3" style:font-name-asian="Symbol" style:font-style-asian="italic" style:font-name-complex="Symbol" style:font-style-complex="italic"/>
    </style:style>
    <style:style style:name="T111" style:family="text">
      <style:text-properties style:text-position="0% 100%" fo:font-style="italic" officeooo:rsid="0023608f" style:font-name-asian="Symbol" style:font-style-asian="italic" style:font-name-complex="Symbol1" style:font-style-complex="italic"/>
    </style:style>
    <style:style style:name="T112" style:family="text">
      <style:text-properties style:text-position="0% 100%" fo:font-style="italic" style:font-style-asian="italic" style:font-style-complex="italic"/>
    </style:style>
    <style:style style:name="T113" style:family="text">
      <style:text-properties style:text-position="0% 100%" fo:font-style="italic" officeooo:rsid="000955a9" style:font-style-asian="italic" style:font-style-complex="italic"/>
    </style:style>
    <style:style style:name="T114" style:family="text">
      <style:text-properties style:text-position="0% 100%" fo:font-style="italic" officeooo:rsid="00228538" style:font-style-asian="italic" style:font-style-complex="italic"/>
    </style:style>
    <style:style style:name="T115" style:family="text">
      <style:text-properties style:text-position="0% 100%" fo:font-style="italic" officeooo:rsid="00089b1f" style:font-style-asian="italic" style:font-style-complex="italic"/>
    </style:style>
    <style:style style:name="T116" style:family="text">
      <style:text-properties style:text-position="0% 100%" fo:font-style="italic" officeooo:rsid="000c6998" style:font-style-asian="italic" style:font-style-complex="italic"/>
    </style:style>
    <style:style style:name="T117" style:family="text">
      <style:text-properties style:text-position="0% 100%" fo:font-style="italic" officeooo:rsid="001dc853" style:font-name-asian="Times New Roman" style:font-style-asian="italic" style:font-name-complex="Times New Roman" style:font-style-complex="italic"/>
    </style:style>
    <style:style style:name="T118" style:family="text">
      <style:text-properties style:text-position="0% 100%" style:font-name="Times New Roman1" fo:font-size="12pt" fo:language="uk" fo:country="UA" officeooo:rsid="003a947a" style:font-name-asian="Noto Sans CJK SC Regular" style:font-size-asian="12pt" style:font-name-complex="FreeSans" style:font-size-complex="12pt"/>
    </style:style>
    <style:style style:name="T119" style:family="text">
      <style:text-properties style:text-position="0% 100%" style:font-name="Times New Roman1" fo:font-size="12pt" fo:language="uk" fo:country="UA" officeooo:rsid="003c7d60" style:font-name-asian="Noto Sans CJK SC Regular" style:font-size-asian="12pt" style:font-name-complex="FreeSans" style:font-size-complex="12pt"/>
    </style:style>
    <style:style style:name="T120" style:family="text">
      <style:text-properties style:text-position="0% 100%" style:font-name="Times New Roman1"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121" style:family="text">
      <style:text-properties style:text-position="0% 100%" style:font-name="Times New Roman1" fo:font-size="12pt" fo:language="uk" fo:country="UA" fo:font-style="italic" officeooo:rsid="00228538" style:font-name-asian="Noto Sans CJK SC Regular" style:font-size-asian="12pt" style:font-style-asian="italic" style:font-name-complex="FreeSans" style:font-size-complex="12pt" style:font-style-complex="italic"/>
    </style:style>
    <style:style style:name="T122" style:family="text">
      <style:text-properties style:text-position="0% 100%" style:font-name="Times New Roman1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123" style:family="text">
      <style:text-properties style:text-position="0% 100%" style:font-name="Times New Roman1" fo:font-size="12pt" fo:language="uk" fo:country="UA" fo:font-style="italic" officeooo:rsid="003a947a" style:font-name-asian="Noto Sans CJK SC Regular" style:font-size-asian="12pt" style:font-style-asian="italic" style:font-name-complex="FreeSans" style:font-size-complex="12pt" style:font-style-complex="italic"/>
    </style:style>
    <style:style style:name="T124" style:family="text">
      <style:text-properties style:text-position="0% 100%" style:font-name="Times New Roman1" fo:font-size="12pt" fo:language="uk" fo:country="UA" fo:font-style="italic" officeooo:rsid="003c7d60" style:font-name-asian="Times New Roman" style:font-size-asian="12pt" style:font-style-asian="italic" style:font-name-complex="Times New Roman" style:font-size-complex="12pt" style:font-style-complex="italic"/>
    </style:style>
    <style:style style:name="T125" style:family="text">
      <style:text-properties style:text-position="0% 100%" style:font-name="Times New Roman1" fo:font-size="12pt" fo:language="uk" fo:country="UA" fo:font-style="normal" officeooo:rsid="00228538" style:font-name-asian="Noto Sans CJK SC Regular" style:font-size-asian="12pt" style:font-style-asian="normal" style:font-name-complex="FreeSans" style:font-size-complex="12pt" style:font-style-complex="normal"/>
    </style:style>
    <style:style style:name="T126" style:family="text">
      <style:text-properties style:text-position="0% 100%" style:font-name="Times New Roman1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127" style:family="text">
      <style:text-properties style:text-position="0% 100%" style:font-name="Times New Roman1" fo:font-size="12pt" fo:language="uk" fo:country="UA" fo:font-style="normal" officeooo:rsid="0021a2f8" style:font-name-asian="Noto Sans CJK SC Regular" style:font-size-asian="12pt" style:font-style-asian="normal" style:font-name-complex="FreeSans" style:font-size-complex="12pt" style:font-style-complex="normal"/>
    </style:style>
    <style:style style:name="T128" style:family="text">
      <style:text-properties style:text-position="0% 100%" style:font-name="Times New Roman1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129" style:family="text">
      <style:text-properties style:text-position="0% 100%" style:font-name="Times New Roman1" fo:font-size="12pt" fo:language="uk" fo:country="UA" fo:font-style="normal" officeooo:rsid="0040232e" style:font-name-asian="Noto Sans CJK SC Regular" style:font-size-asian="12pt" style:font-style-asian="normal" style:font-name-complex="FreeSans" style:font-size-complex="12pt" style:font-style-complex="normal"/>
    </style:style>
    <style:style style:name="T130" style:family="text">
      <style:text-properties style:text-position="0% 100%" style:font-name="Times New Roman1" fo:font-size="12pt" fo:language="uk" fo:country="UA" fo:font-style="normal" officeooo:rsid="0041c6eb" style:font-name-asian="Noto Sans CJK SC Regular" style:font-size-asian="12pt" style:font-style-asian="normal" style:font-name-complex="FreeSans" style:font-size-complex="12pt" style:font-style-complex="normal"/>
    </style:style>
    <style:style style:name="T131" style:family="text">
      <style:text-properties style:text-position="0% 100%" style:font-name="Times New Roman1" fo:font-size="12pt" fo:language="uk" fo:country="UA" fo:font-style="normal" officeooo:rsid="00135bf8" style:font-name-asian="Noto Sans CJK SC Regular" style:font-size-asian="12pt" style:font-style-asian="normal" style:font-name-complex="FreeSans" style:font-size-complex="12pt" style:font-style-complex="normal"/>
    </style:style>
    <style:style style:name="T132" style:family="text">
      <style:text-properties style:text-position="0% 100%" style:font-name="Times New Roman1" fo:font-size="12pt" fo:language="uk" fo:country="UA" fo:font-style="normal" officeooo:rsid="00093550" style:font-name-asian="Noto Sans CJK SC Regular" style:font-size-asian="12pt" style:font-style-asian="normal" style:font-name-complex="FreeSans" style:font-size-complex="12pt" style:font-style-complex="normal"/>
    </style:style>
    <style:style style:name="T133" style:family="text">
      <style:text-properties style:text-position="0% 100%" style:font-name="Times New Roman1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34" style:family="text">
      <style:text-properties style:text-position="0% 100%" style:font-name="Times New Roman1" fo:font-size="12pt" fo:language="uk" fo:country="UA" fo:font-style="normal" officeooo:rsid="003c7d60" style:font-name-asian="Noto Sans CJK SC Regular" style:font-size-asian="12pt" style:font-style-asian="normal" style:font-name-complex="FreeSans" style:font-size-complex="12pt" style:font-style-complex="normal"/>
    </style:style>
    <style:style style:name="T135" style:family="text">
      <style:text-properties style:text-position="0% 100%" style:font-name="Times New Roman1" fo:font-size="12pt" fo:language="uk" fo:country="UA" fo:font-style="normal" officeooo:rsid="003e152a" style:font-name-asian="Times New Roman" style:font-size-asian="12pt" style:font-style-asian="normal" style:font-name-complex="Times New Roman" style:font-size-complex="12pt" style:font-style-complex="normal"/>
    </style:style>
    <style:style style:name="T136" style:family="text">
      <style:text-properties style:text-position="0% 100%" style:font-name="Times New Roman1" fo:font-size="12pt" fo:language="uk" fo:country="UA" fo:font-style="normal" officeooo:rsid="0040232e" style:font-name-asian="Times New Roman" style:font-size-asian="12pt" style:font-style-asian="normal" style:font-name-complex="Times New Roman" style:font-size-complex="12pt" style:font-style-complex="normal"/>
    </style:style>
    <style:style style:name="T137" style:family="text">
      <style:text-properties style:text-position="0% 100%" style:font-name="Times New Roman1" fo:font-size="12pt" fo:language="uk" fo:country="UA" fo:font-style="normal" officeooo:rsid="003c7d60" style:font-name-asian="Times New Roman" style:font-size-asian="12pt" style:font-style-asian="normal" style:font-name-complex="Times New Roman" style:font-size-complex="12pt" style:font-style-complex="normal"/>
    </style:style>
    <style:style style:name="T138" style:family="text">
      <style:text-properties style:text-position="0% 100%" style:font-name="Times New Roman" fo:font-size="12pt" fo:language="uk" fo:country="UA" fo:font-style="normal" officeooo:rsid="0009a4c8" style:font-name-asian="Times New Roman" style:font-size-asian="12pt" style:font-style-asian="normal" style:font-name-complex="Times New Roman" style:font-size-complex="12pt" style:font-style-complex="normal"/>
    </style:style>
    <style:style style:name="T139" style:family="text">
      <style:text-properties style:text-position="0% 100%" style:font-name="Times New Roman" fo:font-size="12pt" fo:language="uk" fo:country="UA" fo:font-style="normal" officeooo:rsid="00089b1f" style:font-name-asian="Times New Roman" style:font-size-asian="12pt" style:font-style-asian="normal" style:font-name-complex="Times New Roman" style:font-size-complex="12pt" style:font-style-complex="normal"/>
    </style:style>
    <style:style style:name="T140" style:family="text">
      <style:text-properties style:text-position="0% 100%" style:font-name="Times New Roman" fo:font-size="12pt" fo:language="uk" fo:country="UA" fo:font-style="italic" officeooo:rsid="000624d2" style:font-name-asian="Noto Sans CJK SC Regular" style:font-size-asian="12pt" style:font-style-asian="italic" style:font-name-complex="FreeSans" style:font-size-complex="12pt" style:font-style-complex="italic"/>
    </style:style>
    <style:style style:name="T141" style:family="text">
      <style:text-properties style:text-position="0% 100%" style:font-name="Times New Roman" officeooo:rsid="0011485b" style:font-name-asian="Times New Roman" style:font-name-complex="Times New Roman"/>
    </style:style>
    <style:style style:name="T142" style:family="text">
      <style:text-properties style:text-position="0% 100%" officeooo:rsid="001bfcd0"/>
    </style:style>
    <style:style style:name="T143" style:family="text">
      <style:text-properties style:text-position="0% 100%" officeooo:rsid="00228538"/>
    </style:style>
    <style:style style:name="T144" style:family="text">
      <style:text-properties style:text-position="0% 100%" officeooo:rsid="0023608f"/>
    </style:style>
    <style:style style:name="T145" style:family="text">
      <style:text-properties style:text-position="0% 100%" officeooo:rsid="00242283"/>
    </style:style>
    <style:style style:name="T146" style:family="text">
      <style:text-properties style:text-position="0% 100%" officeooo:rsid="002634e1"/>
    </style:style>
    <style:style style:name="T147" style:family="text">
      <style:text-properties style:text-position="0% 100%" fo:language="uk" fo:country="UA" fo:font-style="normal" officeooo:rsid="001a6335" style:font-name-asian="Noto Sans CJK SC Regular" style:font-style-asian="normal" style:font-name-complex="FreeSans" style:font-style-complex="normal"/>
    </style:style>
    <style:style style:name="T148" style:family="text">
      <style:text-properties style:text-position="0% 100%" fo:language="uk" fo:country="UA" fo:font-style="normal" officeooo:rsid="002c6aae" style:font-name-asian="Noto Sans CJK SC Regular" style:font-style-asian="normal" style:font-name-complex="FreeSans" style:font-style-complex="normal"/>
    </style:style>
    <style:style style:name="T149" style:family="text">
      <style:text-properties style:text-position="0% 100%" fo:language="uk" fo:country="UA" fo:font-style="normal" officeooo:rsid="002c20a9" style:font-name-asian="Noto Sans CJK SC Regular" style:font-style-asian="normal" style:font-name-complex="FreeSans" style:font-style-complex="normal"/>
    </style:style>
    <style:style style:name="T150" style:family="text">
      <style:text-properties style:text-position="0% 100%" fo:language="uk" fo:country="UA" fo:font-style="normal" officeooo:rsid="000624d2" style:font-name-asian="Noto Sans CJK SC Regular" style:font-style-asian="normal" style:font-name-complex="FreeSans" style:font-style-complex="normal"/>
    </style:style>
    <style:style style:name="T151" style:family="text">
      <style:text-properties style:text-position="0% 100%" fo:language="uk" fo:country="UA" fo:font-style="normal" officeooo:rsid="00246311" style:font-name-asian="Noto Sans CJK SC Regular" style:font-style-asian="normal" style:font-name-complex="FreeSans" style:font-style-complex="normal"/>
    </style:style>
    <style:style style:name="T152" style:family="text">
      <style:text-properties style:text-position="0% 100%" fo:language="uk" fo:country="UA" fo:font-style="normal" officeooo:rsid="001f3702" style:font-name-asian="Noto Sans CJK SC Regular" style:font-style-asian="normal" style:font-name-complex="FreeSans" style:font-style-complex="normal"/>
    </style:style>
    <style:style style:name="T153" style:family="text">
      <style:text-properties style:text-position="0% 100%" fo:language="uk" fo:country="UA" fo:font-style="normal" officeooo:rsid="002634e1" style:font-name-asian="Noto Sans CJK SC Regular" style:font-style-asian="normal" style:font-name-complex="FreeSans" style:font-style-complex="normal"/>
    </style:style>
    <style:style style:name="T154" style:family="text">
      <style:text-properties style:text-position="0% 100%" fo:language="uk" fo:country="UA" fo:font-style="normal" officeooo:rsid="002ecd8f" style:font-name-asian="Noto Sans CJK SC Regular" style:font-style-asian="normal" style:font-name-complex="FreeSans" style:font-style-complex="normal"/>
    </style:style>
    <style:style style:name="T155" style:family="text">
      <style:text-properties style:text-position="0% 100%" fo:language="uk" fo:country="UA" fo:font-style="normal" officeooo:rsid="00246311" style:font-name-asian="Symbola" style:font-style-asian="normal" style:font-name-complex="Symbola" style:font-style-complex="normal"/>
    </style:style>
    <style:style style:name="T156" style:family="text">
      <style:text-properties style:text-position="0% 100%" fo:language="uk" fo:country="UA" fo:font-style="normal" officeooo:rsid="000624d2" style:font-name-asian="Symbola" style:font-style-asian="normal" style:font-name-complex="Symbola" style:font-style-complex="normal"/>
    </style:style>
    <style:style style:name="T157" style:family="text">
      <style:text-properties style:text-position="0% 100%" fo:language="uk" fo:country="UA" fo:font-style="normal" officeooo:rsid="002cf273" style:font-name-asian="Symbola" style:font-style-asian="normal" style:font-name-complex="Symbola" style:font-style-complex="normal"/>
    </style:style>
    <style:style style:name="T158" style:family="text">
      <style:text-properties style:text-position="0% 100%" fo:language="uk" fo:country="UA" fo:font-style="italic" officeooo:rsid="001a6335" style:font-name-asian="Noto Sans CJK SC Regular" style:font-style-asian="italic" style:font-name-complex="FreeSans" style:font-style-complex="italic"/>
    </style:style>
    <style:style style:name="T159" style:family="text">
      <style:text-properties style:text-position="0% 100%" fo:language="uk" fo:country="UA" fo:font-style="italic" officeooo:rsid="000b9962" style:font-name-asian="Noto Sans CJK SC Regular" style:font-style-asian="italic" style:font-name-complex="FreeSans" style:font-style-complex="italic"/>
    </style:style>
    <style:style style:name="T160" style:family="text">
      <style:text-properties style:text-position="0% 100%" fo:language="uk" fo:country="UA" fo:font-style="italic" officeooo:rsid="002cf273" style:font-name-asian="Noto Sans CJK SC Regular" style:font-style-asian="italic" style:font-name-complex="FreeSans" style:font-style-complex="italic"/>
    </style:style>
    <style:style style:name="T161" style:family="text">
      <style:text-properties style:text-position="0% 100%" fo:language="uk" fo:country="UA" fo:font-style="italic" officeooo:rsid="00228538" style:font-name-asian="Noto Sans CJK SC Regular" style:font-style-asian="italic" style:font-name-complex="FreeSans" style:font-style-complex="italic"/>
    </style:style>
    <style:style style:name="T162" style:family="text">
      <style:text-properties style:text-position="0% 100%" fo:language="uk" fo:country="UA" fo:font-style="italic" officeooo:rsid="002ecd8f" style:font-name-asian="Noto Sans CJK SC Regular" style:font-style-asian="italic" style:font-name-complex="FreeSans" style:font-style-complex="italic"/>
    </style:style>
    <style:style style:name="T163" style:family="text">
      <style:text-properties style:text-position="0% 100%" fo:language="uk" fo:country="UA" fo:font-style="italic" officeooo:rsid="0008605d" style:font-name-asian="Noto Sans CJK SC Regular" style:font-style-asian="italic" style:font-name-complex="FreeSans" style:font-style-complex="italic"/>
    </style:style>
    <style:style style:name="T164" style:family="text">
      <style:text-properties style:text-position="0% 100%" fo:language="uk" fo:country="UA" fo:font-style="italic" officeooo:rsid="002089e3" style:font-name-asian="Symbol" style:font-style-asian="italic" style:font-name-complex="Symbol" style:font-style-complex="italic"/>
    </style:style>
    <style:style style:name="T165" style:family="text">
      <style:text-properties style:text-position="0% 100%" fo:language="uk" fo:country="UA" officeooo:rsid="0023608f" style:font-name-asian="Symbol" style:font-name-complex="Symbol1"/>
    </style:style>
    <style:style style:name="T166" style:family="text">
      <style:text-properties style:text-position="0% 100%" fo:language="uk" fo:country="UA" officeooo:rsid="001dc853" style:font-name-asian="Symbola" style:font-name-complex="Symbola"/>
    </style:style>
    <style:style style:name="T167" style:family="text">
      <style:text-properties style:text-position="0% 100%" fo:language="uk" fo:country="UA" officeooo:rsid="001dc853" style:font-name-asian="Times New Roman" style:font-name-complex="Times New Roman"/>
    </style:style>
    <style:style style:name="T168" style:family="text">
      <style:text-properties style:text-position="0% 100%" officeooo:rsid="000d2bcb"/>
    </style:style>
    <style:style style:name="T169" style:family="text">
      <style:text-properties style:text-position="0% 100%" officeooo:rsid="000c6998"/>
    </style:style>
    <style:style style:name="T170" style:family="text">
      <style:text-properties style:text-position="0% 100%" officeooo:rsid="00246754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officeooo:rsid="002089e3" style:font-style-asian="italic" style:font-style-complex="italic"/>
    </style:style>
    <style:style style:name="T173" style:family="text">
      <style:text-properties fo:font-style="italic" style:font-name-asian="Noto Sans CJK SC Regular" style:font-style-asian="italic" style:font-name-complex="FreeSans" style:font-style-complex="italic"/>
    </style:style>
    <style:style style:name="T174" style:family="text">
      <style:text-properties officeooo:rsid="004502e3"/>
    </style:style>
    <style:style style:name="T175" style:family="text">
      <style:text-properties style:text-position="sub 58%" style:font-name-asian="Noto Sans CJK SC Regular" style:font-name-complex="FreeSans"/>
    </style:style>
    <style:style style:name="T176" style:family="text">
      <style:text-properties style:text-position="sub 58%" officeooo:rsid="004502e3" style:font-name-asian="Noto Sans CJK SC Regular" style:font-name-complex="FreeSans"/>
    </style:style>
    <style:style style:name="T177" style:family="text">
      <style:text-properties style:text-position="sub 58%" fo:font-size="12pt" fo:language="uk" fo:country="UA" style:font-name-asian="Noto Sans CJK SC Regular" style:font-size-asian="12pt" style:font-name-complex="FreeSans" style:font-size-complex="12pt"/>
    </style:style>
    <style:style style:name="T178" style:family="text">
      <style:text-properties style:text-position="sub 58%" fo:font-size="12pt" fo:language="uk" fo:country="UA" officeooo:rsid="00209c53" style:font-name-asian="Noto Sans CJK SC Regular" style:font-size-asian="12pt" style:font-name-complex="FreeSans" style:font-size-complex="12pt"/>
    </style:style>
    <style:style style:name="T179" style:family="text">
      <style:text-properties style:text-position="sub 58%" fo:font-size="12pt" fo:language="uk" fo:country="UA" officeooo:rsid="001a6335" style:font-name-asian="Noto Sans CJK SC Regular" style:font-size-asian="12pt" style:font-name-complex="FreeSans" style:font-size-complex="12pt"/>
    </style:style>
    <style:style style:name="T180" style:family="text">
      <style:text-properties style:text-position="sub 58%" fo:font-size="12pt" fo:language="uk" fo:country="UA" officeooo:rsid="0008605d" style:font-name-asian="Noto Sans CJK SC Regular" style:font-size-asian="12pt" style:font-name-complex="FreeSans" style:font-size-complex="12pt"/>
    </style:style>
    <style:style style:name="T181" style:family="text">
      <style:text-properties style:text-position="sub 58%" fo:font-size="12pt" fo:language="uk" fo:country="UA" officeooo:rsid="002634e1" style:font-name-asian="Noto Sans CJK SC Regular" style:font-size-asian="12pt" style:font-name-complex="FreeSans" style:font-size-complex="12pt"/>
    </style:style>
    <style:style style:name="T182" style:family="text">
      <style:text-properties style:text-position="sub 58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83" style:family="text">
      <style:text-properties style:text-position="sub 58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184" style:family="text">
      <style:text-properties style:text-position="sub 58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185" style:family="text">
      <style:text-properties style:text-position="sub 58%" fo:font-size="12pt" fo:language="uk" fo:country="UA" fo:font-style="normal" officeooo:rsid="0009a4c8" style:font-name-asian="Noto Sans CJK SC Regular" style:font-size-asian="12pt" style:font-style-asian="normal" style:font-name-complex="FreeSans" style:font-size-complex="12pt" style:font-style-complex="normal"/>
    </style:style>
    <style:style style:name="T186" style:family="text">
      <style:text-properties style:text-position="sub 58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187" style:family="text">
      <style:text-properties style:text-position="sub 58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188" style:family="text">
      <style:text-properties style:text-position="sub 58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189" style:family="text">
      <style:text-properties style:text-position="sub 58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190" style:family="text">
      <style:text-properties style:text-position="sub 58%" fo:font-size="12pt" fo:language="uk" fo:country="UA" fo:font-style="normal" officeooo:rsid="002f5486" style:font-name-asian="Noto Sans CJK SC Regular" style:font-size-asian="12pt" style:font-style-asian="normal" style:font-name-complex="FreeSans" style:font-size-complex="12pt" style:font-style-complex="normal"/>
    </style:style>
    <style:style style:name="T191" style:family="text">
      <style:text-properties style:text-position="sub 58%" fo:font-size="12pt" fo:language="uk" fo:country="UA" fo:font-style="normal" officeooo:rsid="000eda74" style:font-name-asian="Noto Sans CJK SC Regular" style:font-size-asian="12pt" style:font-style-asian="normal" style:font-name-complex="FreeSans" style:font-size-complex="12pt" style:font-style-complex="normal"/>
    </style:style>
    <style:style style:name="T192" style:family="text">
      <style:text-properties style:text-position="sub 58%" fo:font-size="12pt" fo:language="uk" fo:country="UA" fo:font-style="normal" officeooo:rsid="00089b1f" style:font-name-asian="Noto Sans CJK SC Regular" style:font-size-asian="12pt" style:font-style-asian="normal" style:font-name-complex="FreeSans" style:font-size-complex="12pt" style:font-style-complex="normal"/>
    </style:style>
    <style:style style:name="T193" style:family="text">
      <style:text-properties style:text-position="sub 58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194" style:family="text">
      <style:text-properties style:text-position="sub 58%" fo:font-size="12pt" fo:language="uk" fo:country="UA" fo:font-style="normal" officeooo:rsid="0037a67a" style:font-name-asian="Noto Sans CJK SC Regular" style:font-size-asian="12pt" style:font-style-asian="normal" style:font-name-complex="FreeSans" style:font-size-complex="12pt" style:font-style-complex="normal"/>
    </style:style>
    <style:style style:name="T195" style:family="text">
      <style:text-properties style:text-position="sub 58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196" style:family="text">
      <style:text-properties style:text-position="sub 58%" fo:font-size="12pt" fo:language="uk" fo:country="UA" fo:font-style="normal" officeooo:rsid="000c6998" style:font-name-asian="Symbola" style:font-size-asian="12pt" style:font-style-asian="normal" style:font-name-complex="Symbola" style:font-size-complex="12pt" style:font-style-complex="normal"/>
    </style:style>
    <style:style style:name="T197" style:family="text">
      <style:text-properties style:text-position="sub 58%" fo:font-size="12pt" fo:language="uk" fo:country="UA" officeooo:rsid="000c6998" style:font-size-asian="12pt" style:font-size-complex="12pt"/>
    </style:style>
    <style:style style:name="T198" style:family="text">
      <style:text-properties style:text-position="sub 58%" fo:language="uk" fo:country="UA" fo:font-style="normal" officeooo:rsid="00246311" style:font-name-asian="Noto Sans CJK SC Regular" style:font-style-asian="normal" style:font-name-complex="FreeSans" style:font-style-complex="normal"/>
    </style:style>
    <style:style style:name="T199" style:family="text">
      <style:text-properties style:text-position="sub 58%" fo:language="uk" fo:country="UA" fo:font-style="normal" officeooo:rsid="0020ed2f" style:font-name-asian="Noto Sans CJK SC Regular" style:font-style-asian="normal" style:font-name-complex="FreeSans" style:font-style-complex="normal"/>
    </style:style>
    <style:style style:name="T200" style:family="text">
      <style:text-properties style:text-position="sub 58%" style:font-name="Times New Roman1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201" style:family="text">
      <style:text-properties style:text-position="sub 58%" style:font-name="Times New Roman1" fo:font-size="12pt" fo:language="uk" fo:country="UA" fo:font-style="normal" officeooo:rsid="0040232e" style:font-name-asian="Times New Roman" style:font-size-asian="12pt" style:font-style-asian="normal" style:font-name-complex="Times New Roman" style:font-size-complex="12pt" style:font-style-complex="normal"/>
    </style:style>
    <style:style style:name="T202" style:family="text">
      <style:text-properties style:text-position="sub 58%" officeooo:rsid="000c6998"/>
    </style:style>
    <style:style style:name="T203" style:family="text">
      <style:text-properties style:text-position="sub 58%" officeooo:rsid="000c6998" style:font-name-asian="Symbola" style:font-name-complex="Symbola"/>
    </style:style>
    <style:style style:name="T204" style:family="text">
      <style:text-properties style:font-name-asian="Noto Sans CJK SC Regular" style:font-name-complex="FreeSans"/>
    </style:style>
    <style:style style:name="T205" style:family="text">
      <style:text-properties officeooo:rsid="004502e3" style:font-name-asian="Noto Sans CJK SC Regular" style:font-name-complex="FreeSans"/>
    </style:style>
    <style:style style:name="T206" style:family="text">
      <style:text-properties officeooo:rsid="0046f8b1" style:font-name-asian="Noto Sans CJK SC Regular" style:font-name-complex="FreeSans"/>
    </style:style>
    <style:style style:name="T207" style:family="text">
      <style:text-properties officeooo:rsid="001dc853" style:font-name-asian="Noto Sans CJK SC Regular" style:font-name-complex="FreeSans"/>
    </style:style>
    <style:style style:name="T208" style:family="text">
      <style:text-properties fo:font-style="normal" officeooo:rsid="000d2bcb" style:font-style-asian="normal" style:font-style-complex="normal"/>
    </style:style>
    <style:style style:name="T209" style:family="text">
      <style:text-properties fo:font-size="12pt" fo:language="uk" fo:country="UA" officeooo:rsid="001a6335" style:font-size-asian="12pt" style:font-size-complex="12pt"/>
    </style:style>
    <style:style style:name="T210" style:family="text">
      <style:text-properties fo:font-size="12pt" fo:language="uk" fo:country="UA" officeooo:rsid="000c6998" style:font-size-asian="12pt" style:font-size-complex="12pt"/>
    </style:style>
    <style:style style:name="T211" style:family="text">
      <style:text-properties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212" style:family="text">
      <style:text-properties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213" style:family="text">
      <style:text-properties fo:font-size="12pt" fo:language="uk" fo:country="UA" style:font-name-asian="Noto Sans CJK SC Regular" style:font-size-asian="12pt" style:font-name-complex="FreeSans" style:font-size-complex="12pt"/>
    </style:style>
    <style:style style:name="T214" style:family="text">
      <style:text-properties fo:font-size="12pt" fo:language="uk" fo:country="UA" officeooo:rsid="001a6335" style:font-name-asian="Noto Sans CJK SC Regular" style:font-size-asian="12pt" style:font-name-complex="FreeSans" style:font-size-complex="12pt"/>
    </style:style>
    <style:style style:name="T215" style:family="text">
      <style:text-properties fo:font-size="12pt" fo:language="uk" fo:country="UA" officeooo:rsid="00197f3a" style:font-name-asian="Noto Sans CJK SC Regular" style:font-size-asian="12pt" style:font-name-complex="FreeSans" style:font-size-complex="12pt"/>
    </style:style>
    <style:style style:name="T216" style:family="text">
      <style:text-properties fo:font-size="12pt" fo:language="uk" fo:country="UA" officeooo:rsid="000955a9" style:font-name-asian="Noto Sans CJK SC Regular" style:font-size-asian="12pt" style:font-name-complex="FreeSans" style:font-size-complex="12pt"/>
    </style:style>
    <style:style style:name="T217" style:family="text">
      <style:text-properties fo:font-size="12pt" fo:language="uk" fo:country="UA" officeooo:rsid="001dc853" style:font-name-asian="Noto Sans CJK SC Regular" style:font-size-asian="12pt" style:font-name-complex="FreeSans" style:font-size-complex="12pt"/>
    </style:style>
    <style:style style:name="T218" style:family="text">
      <style:text-properties fo:font-size="12pt" fo:language="uk" fo:country="UA" officeooo:rsid="001fe023" style:font-name-asian="Noto Sans CJK SC Regular" style:font-size-asian="12pt" style:font-name-complex="FreeSans" style:font-size-complex="12pt"/>
    </style:style>
    <style:style style:name="T219" style:family="text">
      <style:text-properties fo:font-size="12pt" fo:language="uk" fo:country="UA" officeooo:rsid="0046b39a" style:font-name-asian="Noto Sans CJK SC Regular" style:font-size-asian="12pt" style:font-name-complex="FreeSans" style:font-size-complex="12pt"/>
    </style:style>
    <style:style style:name="T220" style:family="text">
      <style:text-properties fo:font-size="12pt" fo:language="uk" fo:country="UA" officeooo:rsid="001bfcd0" style:font-name-asian="Noto Sans CJK SC Regular" style:font-size-asian="12pt" style:font-name-complex="FreeSans" style:font-size-complex="12pt"/>
    </style:style>
    <style:style style:name="T221" style:family="text">
      <style:text-properties fo:font-size="12pt" fo:language="uk" fo:country="UA" officeooo:rsid="002c6aae" style:font-name-asian="Noto Sans CJK SC Regular" style:font-size-asian="12pt" style:font-name-complex="FreeSans" style:font-size-complex="12pt"/>
    </style:style>
    <style:style style:name="T222" style:family="text">
      <style:text-properties fo:font-size="12pt" fo:language="uk" fo:country="UA" officeooo:rsid="002c20a9" style:font-name-asian="Noto Sans CJK SC Regular" style:font-size-asian="12pt" style:font-name-complex="FreeSans" style:font-size-complex="12pt"/>
    </style:style>
    <style:style style:name="T223" style:family="text">
      <style:text-properties fo:font-size="12pt" fo:language="uk" fo:country="UA" officeooo:rsid="0008605d" style:font-name-asian="Noto Sans CJK SC Regular" style:font-size-asian="12pt" style:font-name-complex="FreeSans" style:font-size-complex="12pt"/>
    </style:style>
    <style:style style:name="T224" style:family="text">
      <style:text-properties fo:font-size="12pt" fo:language="uk" fo:country="UA" style:font-name-asian="Noto Sans CJK SC Regular" style:font-size-asian="12pt" style:font-name-complex="Times New Roman1" style:font-size-complex="12pt"/>
    </style:style>
    <style:style style:name="T225" style:family="text">
      <style:text-properties officeooo:rsid="001bfcd0"/>
    </style:style>
    <style:style style:name="T226" style:family="text">
      <style:text-properties officeooo:rsid="00197f3a"/>
    </style:style>
    <style:style style:name="T227" style:family="text">
      <style:text-properties officeooo:rsid="000955a9"/>
    </style:style>
    <style:style style:name="T228" style:family="text">
      <style:text-properties officeooo:rsid="001dc853"/>
    </style:style>
    <style:style style:name="T229" style:family="text">
      <style:text-properties officeooo:rsid="001fe023"/>
    </style:style>
    <style:style style:name="T230" style:family="text">
      <style:text-properties officeooo:rsid="0046b39a"/>
    </style:style>
    <style:style style:name="T231" style:family="text">
      <style:text-properties officeooo:rsid="001cb0ba"/>
    </style:style>
    <style:style style:name="T232" style:family="text">
      <style:text-properties style:text-line-through-style="none" style:text-line-through-type="none" style:text-position="0% 100%" fo:font-style="italic" officeooo:rsid="0023608f" style:font-name-asian="Symbol" style:font-style-asian="italic" style:font-name-complex="Symbol" style:font-style-complex="italic"/>
    </style:style>
    <style:style style:name="T233" style:family="text">
      <style:text-properties style:text-line-through-style="none" style:text-line-through-type="none" style:text-position="0% 100%" fo:font-style="italic" officeooo:rsid="00197f3a" style:font-name-asian="Symbol" style:font-style-asian="italic" style:font-name-complex="Symbol1" style:font-style-complex="italic"/>
    </style:style>
    <style:style style:name="T234" style:family="text">
      <style:text-properties style:text-line-through-style="none" style:text-line-through-type="none" style:text-position="0% 100%" fo:font-style="italic" officeooo:rsid="0023608f" style:font-name-asian="Symbol" style:font-style-asian="italic" style:font-name-complex="Symbol1" style:font-style-complex="italic"/>
    </style:style>
    <style:style style:name="T235" style:family="text">
      <style:text-properties style:text-line-through-style="none" style:text-line-through-type="none" style:text-position="0% 100%" fo:font-style="italic" officeooo:rsid="002452e3" style:font-style-asian="italic" style:font-style-complex="italic"/>
    </style:style>
    <style:style style:name="T236" style:family="text">
      <style:text-properties style:text-line-through-style="none" style:text-line-through-type="none" style:text-position="0% 100%" fo:font-style="normal" officeooo:rsid="0023608f" style:font-name-asian="Symbol" style:font-style-asian="normal" style:font-name-complex="Symbol1" style:font-style-complex="normal"/>
    </style:style>
    <style:style style:name="T237" style:family="text">
      <style:text-properties style:text-line-through-style="none" style:text-line-through-type="none" style:text-position="0% 100%" fo:language="uk" fo:country="UA" fo:font-style="italic" officeooo:rsid="002452e3" style:font-name-asian="Noto Sans CJK SC Regular" style:font-style-asian="italic" style:font-name-complex="FreeSans" style:font-style-complex="italic"/>
    </style:style>
    <style:style style:name="T238" style:family="text">
      <style:text-properties officeooo:rsid="0008605d"/>
    </style:style>
    <style:style style:name="T239" style:family="text">
      <style:text-properties officeooo:rsid="001133c0"/>
    </style:style>
    <style:style style:name="T240" style:family="text">
      <style:text-properties officeooo:rsid="000c6998"/>
    </style:style>
    <style:style style:name="T241" style:family="text">
      <style:text-properties style:text-position="super 58%" officeooo:rsid="000c6998"/>
    </style:style>
    <style:style style:name="T242" style:family="text">
      <style:text-properties officeooo:rsid="000d2bcb"/>
    </style:style>
    <style:style style:name="T243" style:family="text">
      <style:text-properties fo:language="uk" fo:country="UA"/>
    </style:style>
    <style:style style:name="T244" style:family="text">
      <style:text-properties fo:language="uk" fo:country="UA" fo:font-style="italic" style:font-name-asian="Noto Sans CJK SC Regular" style:font-style-asian="italic" style:font-name-complex="FreeSans" style:font-style-complex="italic"/>
    </style:style>
    <style:style style:name="T245" style:family="text">
      <style:text-properties fo:language="uk" fo:country="UA" fo:font-style="italic" officeooo:rsid="001a6335" style:font-name-asian="Noto Sans CJK SC Regular" style:font-style-asian="italic" style:font-name-complex="FreeSans" style:font-style-complex="italic"/>
    </style:style>
    <style:style style:name="T246" style:family="text">
      <style:text-properties fo:language="uk" fo:country="UA" officeooo:rsid="001a6335" style:font-name-asian="Noto Sans CJK SC Regular" style:font-name-complex="FreeSans"/>
    </style:style>
    <style:style style:name="T247" style:family="text">
      <style:text-properties fo:language="uk" fo:country="UA" fo:font-style="normal" officeooo:rsid="001a6335" style:font-name-asian="Noto Sans CJK SC Regular" style:font-style-asian="normal" style:font-name-complex="FreeSans" style:font-style-complex="normal"/>
    </style:style>
    <style:style style:name="fr1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.0008in" fo:border="none" draw:ole-draw-aspect="1"/>
    </style:style>
    <style:style style:name="fr3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Варіант №<text:span text:style-name="T239">24</text:span></text:p>
      <text:p text:style-name="P3"><text:span text:style-name="T171">Домовленості</text:span>: <text:span text:style-name="T174">БФ - </text:span>булева функція; <text:span text:style-name="T173">Т</text:span><text:span text:style-name="T175">0</text:span><text:span text:style-name="T204">, </text:span><text:span text:style-name="T173">Т</text:span><text:span text:style-name="T175">1</text:span><text:span text:style-name="T204">, </text:span><text:bookmark-start text:name="__DdeLink__656_1770953849"/><text:span text:style-name="T173">L</text:span><text:span text:style-name="T204">,</text:span><text:bookmark-end text:name="__DdeLink__656_1770953849"/><text:span text:style-name="T204"> </text:span><text:span text:style-name="T173">M</text:span><text:span text:style-name="T204">, </text:span><text:span text:style-name="T173">S</text:span><text:span text:style-name="T204"> - множини БФ, що, відповідно, зберігають константу 0, константу 1, лінійних, монотонних і самодвоїстих; </text:span><text:span text:style-name="T205">Р</text:span><text:span text:style-name="T176">2</text:span><text:span text:style-name="T205"> − множина </text:span><text:span text:style-name="T206">в</text:span><text:span text:style-name="T205">сіх БФ, </text:span><text:span text:style-name="T207">¬ </text:span><text:span text:style-name="T205">і ¯ - знаки, що позначають операцію заперечення.</text:span></text:p>
      <text:list xml:id="list2835442331" text:style-name="L1">
        <text:list-item>
          <text:p text:style-name="P6"><text:span text:style-name="T243">Побудувати таблицю істинності БФ </text:span><text:span text:style-name="T245">f</text:span><text:span text:style-name="T246">(</text:span><text:span text:style-name="T245">x</text:span><text:span text:style-name="T246">, </text:span><text:span text:style-name="T245">y</text:span><text:span text:style-name="T247">, </text:span><text:span text:style-name="T244">z</text:span><text:span text:style-name="T246">)</text:span><text:span text:style-name="T245"> </text:span><text:span text:style-name="T246">= </text:span><text:span text:style-name="T163">х</text:span><text:span text:style-name="T166">⊕</text:span><text:span text:style-name="T246">(</text:span><text:span text:style-name="T237"><draw:frame draw:style-name="fr1" draw:name="Об'єкт9" text:anchor-type="as-char" svg:width="0.2008in" svg:height="0.1839in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67">→</text:span><text:span text:style-name="T246"> </text:span><text:span text:style-name="T164">z</text:span><text:span text:style-name="T246">). </text:span></text:p>
        </text:list-item>
        <text:list-item>
          <text:p text:style-name="P14"><text:span text:style-name="T209">Визначити число тупикових днф та число мінімальних днф функції </text:span><text:span text:style-name="T210">х</text:span><text:span text:style-name="T197">1</text:span><text:span text:style-name="T57">⊕</text:span><text:span text:style-name="T58">х</text:span><text:span text:style-name="T196">2</text:span><text:span text:style-name="T57">⊕ ... ⊕ </text:span><text:span text:style-name="T58">х</text:span><text:span text:style-name="T196">n</text:span><text:span text:style-name="T58">.</text:span></text:p>
        </text:list-item>
        <text:list-item>
          <text:p text:style-name="P9"><text:span text:style-name="T225">Дл</text:span>я БФ <text:span text:style-name="T171">f</text:span>(<text:span text:style-name="T171">x</text:span>, <text:span text:style-name="T171">y</text:span>, <text:span text:style-name="T171">z</text:span>)<text:span text:style-name="T171"> </text:span>= <text:span text:style-name="T113">х</text:span><text:span text:style-name="T172"> </text:span><text:span text:style-name="T108">⊕ </text:span><text:span text:style-name="T228">¬</text:span>(<text:span text:style-name="T235"><draw:frame draw:style-name="fr1" draw:name="Об'єкт13" text:anchor-type="as-char" svg:width="0.2008in" svg:height="0.1839in" draw:z-index="7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35"> </text:span><text:span text:style-name="T117">→</text:span><text:span text:style-name="T112"> </text:span><text:span text:style-name="T110">z</text:span>), <text:span text:style-name="T228">що задана аналітично,</text:span> <text:span text:style-name="T231">з</text:span><text:bookmark-start text:name="__DdeLink__188_9823469211"/>а допомогою рівносильних перетворень побудувати <text:span text:style-name="T231">рівну їй</text:span> Д<text:span text:style-name="T228">Д</text:span>НФ<text:bookmark-end text:name="__DdeLink__188_9823469211"/>.</text:p>
        </text:list-item>
        <text:list-item>
          <text:p text:style-name="P9"><text:span text:style-name="T225">Дл</text:span>я БФ <text:span text:style-name="T171">f</text:span>(<text:span text:style-name="T171">x</text:span>, <text:span text:style-name="T171">y</text:span>, <text:span text:style-name="T171">z</text:span>)<text:span text:style-name="T171"> </text:span>= <text:span text:style-name="T113">х</text:span><text:bookmark-start text:name="__DdeLink__182_3882963961"/><text:span text:style-name="T172"> </text:span><text:span text:style-name="T108">⊕ </text:span><text:span text:style-name="T228">¬</text:span>(<text:span text:style-name="T235"><draw:frame draw:style-name="fr1" draw:name="Об'єкт14" text:anchor-type="as-char" svg:width="0.2008in" svg:height="0.1839in" draw:z-index="8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35"> </text:span><text:span text:style-name="T102">→</text:span><text:span text:style-name="T103"> </text:span><text:span text:style-name="T110">z</text:span>)<text:bookmark-end text:name="__DdeLink__182_3882963961"/>, <text:span text:style-name="T228">що задана аналітично,</text:span> <text:span text:style-name="T231">з</text:span><text:bookmark-start text:name="__DdeLink__188_982346921"/>а допомогою рівносильних перетворень побудувати <text:span text:style-name="T231">рівну їй</text:span> ДКНФ<text:bookmark-end text:name="__DdeLink__188_982346921"/>.</text:p>
        </text:list-item>
        <text:list-item>
          <text:p text:style-name="P15"><text:span text:style-name="T79">За</text:span><text:span text:style-name="T80"> </text:span><text:span text:style-name="T81">вектор</text:span><text:span text:style-name="T82">а</text:span><text:span text:style-name="T81">м</text:span><text:span text:style-name="T82">и</text:span><text:span text:style-name="T81"> значень </text:span><text:span text:style-name="T80">БФ </text:span><text:span text:style-name="T63">f</text:span><text:span text:style-name="T80">(</text:span><text:span text:style-name="T63">х</text:span><text:span text:style-name="T178">1</text:span><text:span text:style-name="T80">, </text:span><text:span text:style-name="T63">х</text:span><text:span text:style-name="T178">2</text:span><text:span text:style-name="T80">) = (1011) та БФ </text:span><text:span text:style-name="T63">g</text:span><text:span text:style-name="T80">(</text:span><text:span text:style-name="T63">х</text:span><text:span text:style-name="T178">3</text:span><text:span text:style-name="T80">, </text:span><text:span text:style-name="T63">х</text:span><text:span text:style-name="T182">4</text:span><text:span text:style-name="T80">) = (</text:span><text:span text:style-name="T83">011</text:span><text:span text:style-name="T80">1) </text:span><text:span text:style-name="T79">побудувати таблицю істинності БФ </text:span><text:span text:style-name="T64">h</text:span><text:span text:style-name="T79">(</text:span><text:span text:style-name="T63">х</text:span><text:span text:style-name="T178">1</text:span><text:span text:style-name="T80">, </text:span><text:span text:style-name="T63">х</text:span><text:span text:style-name="T178">2</text:span><text:span text:style-name="T80">, </text:span><text:span text:style-name="T63">х</text:span><text:span text:style-name="T180">2</text:span><text:span text:style-name="T79">) = </text:span><text:span text:style-name="T63">g</text:span><text:span text:style-name="T80">(</text:span><text:span text:style-name="T63">х</text:span><text:span text:style-name="T191">3</text:span><text:span text:style-name="T36"> </text:span><text:span text:style-name="T80">, </text:span><text:span text:style-name="T63">f</text:span><text:span text:style-name="T80">(</text:span><text:span text:style-name="T178"> </text:span><text:span text:style-name="T63">х</text:span><text:span text:style-name="T191">1</text:span><text:span text:style-name="T80">, </text:span><text:span text:style-name="T63">g</text:span><text:span text:style-name="T80">(</text:span><text:span text:style-name="T63">х</text:span><text:span text:style-name="T178">3</text:span><text:span text:style-name="T80">, </text:span><text:span text:style-name="T63">х</text:span><text:span text:style-name="T191">2</text:span><text:span text:style-name="T80">))</text:span><text:span text:style-name="T79">). <text:s/></text:span></text:p>
        </text:list-item>
        <text:list-item>
          <text:p text:style-name="P24"><text:span text:style-name="T118">Подати функ</text:span><text:span text:style-name="T119">ці</text:span><text:span text:style-name="T118">ю </text:span><text:span text:style-name="T122">f</text:span><text:span text:style-name="T118"> у вигляд</text:span><text:span text:style-name="T119">і</text:span><text:span text:style-name="T118"> формули над множиною операц</text:span><text:span text:style-name="T119">ій</text:span><text:span text:style-name="T118"> </text:span><text:span text:style-name="T123">Н</text:span><text:span text:style-name="T118">, </text:span><text:span text:style-name="T119">якщо <text:s/></text:span><text:span text:style-name="T122">f</text:span><text:span text:style-name="T133"> </text:span><text:span text:style-name="T134">= </text:span><text:span text:style-name="T135">→</text:span><text:span text:style-name="T137">, </text:span><text:span text:style-name="T124">H</text:span><text:span text:style-name="T137"> = {</text:span><text:span text:style-name="T138">↓</text:span><text:span text:style-name="T137">}.</text:span></text:p>
        </text:list-item>
        <text:list-item>
          <text:p text:style-name="P18"><text:span text:style-name="T43">Довести, що </text:span><text:span text:style-name="T44">БФ</text:span><text:span text:style-name="T43"> <text:s/></text:span><text:span text:style-name="T63">f</text:span><text:span text:style-name="T9"> <text:s/></text:span><text:span text:style-name="T5">не можна подати формулою над множиною операцій Н, якщо </text:span><text:span text:style-name="T63">f</text:span><text:span text:style-name="T8"> </text:span><text:span text:style-name="T5">= </text:span><text:span text:style-name="T45">↔</text:span><text:span text:style-name="T5">, <text:s text:c="8"/></text:span><text:span text:style-name="T61">Н</text:span><text:span text:style-name="T5"> </text:span><text:span text:style-name="T43">= {∨,∧, </text:span><text:span text:style-name="T77">⊕</text:span><text:span text:style-name="T43">}. </text:span></text:p>
        </text:list-item>
        <text:list-item>
          <text:p text:style-name="P15"><text:span text:style-name="T45">Знайти розклад БФ </text:span><text:span text:style-name="T65">f</text:span><text:span text:style-name="T10">(</text:span><text:span text:style-name="T65">х</text:span><text:span text:style-name="T183">1</text:span><text:span text:style-name="T10">, </text:span><text:span text:style-name="T65">х</text:span><text:span text:style-name="T183">2</text:span><text:span text:style-name="T10">, </text:span><text:span text:style-name="T65">х</text:span><text:span text:style-name="T183">3</text:span><text:span text:style-name="T10">, </text:span><text:span text:style-name="T65">х</text:span><text:span text:style-name="T183">4</text:span><text:span text:style-name="T10">)</text:span><text:span text:style-name="T45">, що задана формулою </text:span><text:span text:style-name="T76">А</text:span><text:span text:style-name="T45"> = ((</text:span><text:span text:style-name="T65">х</text:span><text:span text:style-name="T183">1 </text:span><text:span text:style-name="T46">↓ </text:span><text:span text:style-name="T11">((</text:span><text:span text:style-name="T65">х</text:span><text:span text:style-name="T183">2</text:span><text:span text:style-name="T10"> </text:span><text:span text:style-name="T46">↔</text:span><text:span text:style-name="T10"> </text:span><text:span text:style-name="T65">х</text:span><text:span text:style-name="T184">1</text:span><text:span text:style-name="T11">)</text:span><text:span text:style-name="T45"> </text:span><text:span text:style-name="T46">→ </text:span><text:span text:style-name="T65">х</text:span><text:span text:style-name="T183">3</text:span><text:span text:style-name="T46">)</text:span><text:span text:style-name="T51">∣</text:span><text:span text:style-name="T46">(</text:span><text:span text:style-name="T12">¬</text:span><text:span text:style-name="T65">х</text:span><text:span text:style-name="T183">4</text:span><text:span text:style-name="T46">)), </text:span><text:span text:style-name="T45">за змінними </text:span><text:span text:style-name="T47">із </text:span><text:span text:style-name="T45">Z={</text:span><text:span text:style-name="T65">х</text:span><text:span text:style-name="T185">1</text:span><text:span text:style-name="T10">, </text:span><text:span text:style-name="T65">х</text:span><text:span text:style-name="T192">3</text:span><text:span text:style-name="T45">}. </text:span></text:p>
        </text:list-item>
        <text:list-item>
          <text:p text:style-name="P10"><text:span text:style-name="T142">Дл</text:span><text:span text:style-name="T143">я БФ </text:span><text:span text:style-name="T114">f</text:span><text:span text:style-name="T143">(</text:span><text:span text:style-name="T114">x</text:span><text:span text:style-name="T143">, </text:span><text:span text:style-name="T114">y</text:span><text:span text:style-name="T143">, </text:span><text:span text:style-name="T114">z</text:span><text:span text:style-name="T143">) </text:span><text:span text:style-name="T144">= (</text:span><text:span text:style-name="T145">11111010</text:span><text:span text:style-name="T144">) за означенням фіктивної (чи істотної) змінної встановити, якою - фіктивною чи істотною </text:span><text:span text:style-name="T141">−</text:span><text:span text:style-name="T144"> є змінна </text:span><text:span text:style-name="T115">z</text:span><text:span text:style-name="T104">.</text:span><text:span text:style-name="T144"> </text:span></text:p>
        </text:list-item>
        <text:list-item>
          <text:p text:style-name="P16"><text:span text:style-name="T7">Показати, що кількість булевих функцій, що суттєво залежать від n аргументів, визначається рекурентним співвідношенням </text:span><text:span text:style-name="T73">A</text:span><text:span text:style-name="T193">n</text:span><text:span text:style-name="T7"> </text:span><text:span text:style-name="T41">=</text:span><text:span text:style-name="T7"> </text:span><text:span text:style-name="T7"><draw:frame draw:style-name="fr3" draw:name="1" text:anchor-type="as-char" svg:y="-0.2181in" svg:width="0.1929in" svg:height="0.2598in" draw:z-index="9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7"><text:s/>- </text:span><text:span text:style-name="T50"><draw:frame draw:style-name="fr2" draw:name="Об'єкт53" text:anchor-type="as-char" svg:y="-0.1744in" svg:width="0.4083in" svg:height="0.248in" draw:z-index="10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50"><draw:frame draw:style-name="fr2" draw:name="Об'єкт21" text:anchor-type="as-char" svg:y="-0.1744in" svg:width="0.2764in" svg:height="0.248in" draw:z-index="11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74">A</text:span><text:span text:style-name="T194">i</text:span><text:span text:style-name="T7">, де </text:span><text:span text:style-name="T73">A</text:span><text:span text:style-name="T195">i</text:span><text:span text:style-name="T7"> - кількість булевих функцій, що суттєво залежать від </text:span><text:span text:style-name="T73">i</text:span><text:span text:style-name="T7"> аргументів.</text:span></text:p>
        </text:list-item>
        <text:list-item>
          <text:p text:style-name="P15"><text:span text:style-name="T15">Довести, що жодна проста імпліканта монотонної </text:span><text:span text:style-name="T18">БФ</text:span><text:span text:style-name="T15"> не містить заперечень змінних.</text:span></text:p>
        </text:list-item>
        <text:list-item>
          <text:p text:style-name="P15"><text:span text:style-name="T15">Довести, що скорочена ДНФ, що представляє монотонну </text:span><text:span text:style-name="T18">БФ</text:span><text:span text:style-name="T15">, є мінімальною </text:span><text:span text:style-name="T18">ДНФ</text:span><text:span text:style-name="T15">.</text:span></text:p>
        </text:list-item>
        <text:list-item>
          <text:p text:style-name="P25"><text:span text:style-name="T126">Визначити число тупикових ДНФ та число мінімальних ДНФ </text:span><text:span text:style-name="T127">булевої функції</text:span><text:span text:style-name="T126"> <text:s text:c="21"/></text:span><text:span text:style-name="T120">f</text:span><text:span text:style-name="T126">(</text:span><text:span text:style-name="T120">х</text:span><text:span text:style-name="T200">1</text:span><text:span text:style-name="T126">, </text:span><text:span text:style-name="T120">х</text:span><text:span text:style-name="T200">2</text:span><text:span text:style-name="T126">, ..., </text:span><text:span text:style-name="T120">х</text:span><text:span text:style-name="T200">n</text:span><text:span text:style-name="T126">)= (011111...110).</text:span></text:p>
        </text:list-item>
        <text:list-item>
          <text:p text:style-name="P17"><text:span text:style-name="T14">Мінімізувати </text:span><text:span text:style-name="T32">БФ</text:span><text:span text:style-name="T14"> </text:span><text:span text:style-name="T66">f</text:span><text:span text:style-name="T32"> за допомогою </text:span><text:span text:style-name="T14">метод</text:span><text:span text:style-name="T34">у</text:span><text:span text:style-name="T32"> Блейка, </text:span><text:span text:style-name="T42">методу перебору</text:span><text:span text:style-name="T32"> і </text:span><text:span text:style-name="T14">метод</text:span><text:span text:style-name="T33">у </text:span><text:span text:style-name="T35">Петрика</text:span><text:span text:style-name="T32">, </text:span><text:span text:style-name="T7">якщо</text:span><text:span text:style-name="T66"> <text:s text:c="33"/>f</text:span><text:span text:style-name="T19">(</text:span><text:span text:style-name="T64">x</text:span><text:span text:style-name="T19">, </text:span><text:span text:style-name="T64">y</text:span><text:span text:style-name="T19">, </text:span><text:span text:style-name="T64">z</text:span><text:span text:style-name="T19">) </text:span><text:span text:style-name="T14">= </text:span><text:span text:style-name="T12">¬</text:span><text:span text:style-name="T7">((</text:span><text:span text:style-name="T12"><draw:frame draw:style-name="fr2" draw:name="Об'єкт10" text:anchor-type="as-char" svg:y="-0.1492in" svg:width="0.189in" svg:height="0.1854in" draw:z-index="0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54">∨</text:span><text:span text:style-name="T3"><draw:frame draw:style-name="fr2" draw:name="Об'єкт11" text:anchor-type="as-char" svg:y="-0.1492in" svg:width="0.1783in" svg:height="0.1854in" draw:z-index="1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4">)(</text:span><text:span text:style-name="T60">у</text:span><text:span text:style-name="T54">∨</text:span><text:span text:style-name="T3"><draw:frame draw:style-name="fr2" draw:name="Об'єкт12" text:anchor-type="as-char" svg:y="-0.1492in" svg:width="0.1783in" svg:height="0.1854in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4">))</text:span><text:span text:style-name="T2">∨</text:span><text:span text:style-name="T59">x</text:span><text:span text:style-name="T6">(</text:span><text:span text:style-name="T62">у</text:span><text:span text:style-name="T2">∨</text:span><text:span text:style-name="T7"><draw:frame draw:style-name="fr1" draw:name="Об'єкт7" text:anchor-type="as-char" svg:width="0.2008in" svg:height="0.1839in" draw:z-index="3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3">z</text:span><text:span text:style-name="T4">)</text:span><text:span text:style-name="T54">∨</text:span><text:span text:style-name="T2"><draw:frame draw:style-name="fr2" draw:name="Об'єкт15" text:anchor-type="as-char" svg:y="-0.1492in" svg:width="0.189in" svg:height="0.1854in" draw:z-index="4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6"><draw:frame draw:style-name="fr1" draw:name="Об'єкт27" text:anchor-type="as-char" svg:width="0.2008in" svg:height="0.1839in" draw:z-index="5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4">.</text:span><text:span text:style-name="T73"> </text:span></text:p>
        </text:list-item>
        <text:list-item>
          <text:p text:style-name="P14"><text:span text:style-name="T213">Визначити </text:span><text:span text:style-name="T221">кількість</text:span><text:span text:style-name="T213"> </text:span><text:span text:style-name="T222">БФ</text:span><text:span text:style-name="T213"> від </text:span><text:span text:style-name="T78">n</text:span><text:span text:style-name="T213"> змінних, </text:span><text:span text:style-name="T222">що</text:span><text:span text:style-name="T213"> належать множині </text:span><text:span text:style-name="T61">L</text:span><text:span text:style-name="T139">∪</text:span><text:span text:style-name="T70">S</text:span><text:span text:style-name="T139">∪</text:span><text:bookmark-start text:name="__DdeLink__608_14188794413"/><text:span text:style-name="T71">Т</text:span><text:bookmark-end text:name="__DdeLink__608_14188794413"/><text:span text:style-name="T192">0</text:span><text:span text:style-name="T75">.</text:span><text:span text:style-name="T224"> </text:span><text:span text:style-name="T15">Відповідь обґрунтувати.</text:span></text:p>
        </text:list-item>
        <text:list-item>
          <text:p text:style-name="P7"><text:span text:style-name="T147">Визначити </text:span><text:span text:style-name="T148">кількість</text:span><text:span text:style-name="T147"> </text:span><text:span text:style-name="T149">БФ</text:span><text:span text:style-name="T147"> від n змінних, </text:span><text:span text:style-name="T149">що</text:span><text:span text:style-name="T147"> належать множині</text:span><text:span text:style-name="T158"> </text:span><text:span text:style-name="T159">М</text:span><text:span text:style-name="T155">\</text:span><text:span text:style-name="T156">(</text:span><text:bookmark-start text:name="__DdeLink__608_141887944121"/><text:span text:style-name="T160">Т</text:span><text:bookmark-end text:name="__DdeLink__608_141887944121"/><text:span text:style-name="T198">0</text:span><text:span text:style-name="T157">∩</text:span><text:bookmark-start text:name="__DdeLink__608_141887944131"/><text:span text:style-name="T160">Т</text:span><text:bookmark-end text:name="__DdeLink__608_141887944131"/><text:bookmark text:name="__DdeLink__608_141887944111"/><text:span text:style-name="T199">1</text:span><text:bookmark text:name="__DdeLink__608_1418879444"/><text:span text:style-name="T150">)</text:span><text:span text:style-name="T198"> </text:span><text:span text:style-name="T151">(</text:span><text:span text:style-name="T152">тут </text:span><text:span text:style-name="T155">\ - різниця множин</text:span><text:span text:style-name="T151">)</text:span><text:span text:style-name="T147">. </text:span><text:span text:style-name="T153">Відповідь обґрунтувати.</text:span></text:p>
        </text:list-item>
        <text:list-item>
          <text:p text:style-name="P16"><text:span text:style-name="T13">Дови</text:span><text:span text:style-name="T14">значити </text:span><text:span text:style-name="T13">БФ</text:span><text:span text:style-name="T14"> </text:span><text:span text:style-name="T66">f <text:s/></text:span><text:span text:style-name="T67">= </text:span><text:span text:style-name="T14">(*001*1**), </text:span><text:span text:style-name="T13">з</text:span><text:span text:style-name="T84">аміни</text:span><text:span text:style-name="T91">вш</text:span><text:span text:style-name="T84">и у кортежі </text:span><text:span text:style-name="T14">(*001*1**)</text:span><text:span text:style-name="T84"> зірочки символами 0 і 1 так, щоб утворився вектор значень деякої лінійної функції </text:span><text:span text:style-name="T66">f</text:span><text:span text:style-name="T14">. </text:span><text:span text:style-name="T13">Записати</text:span><text:span text:style-name="T14"> </text:span><text:span text:style-name="T13">отриману </text:span><text:span text:style-name="T14">функцію </text:span><text:span text:style-name="T66">f </text:span><text:span text:style-name="T15">аналітично</text:span><text:span text:style-name="T14">. </text:span><text:span text:style-name="T15">Відповідь обґрунтувати.</text:span></text:p>
        </text:list-item>
        <text:list-item>
          <text:p text:style-name="P19"><text:span text:style-name="T5">Чи <text:s/>є монотонною БФ </text:span><text:span text:style-name="T63">f</text:span><text:span text:style-name="T8">(</text:span><text:span text:style-name="T63">х</text:span><text:span text:style-name="T182">1</text:span><text:span text:style-name="T8">, </text:span><text:span text:style-name="T63">х</text:span><text:span text:style-name="T182">2</text:span><text:span text:style-name="T8">, </text:span><text:span text:style-name="T63">х</text:span><text:span text:style-name="T186">3</text:span><text:span text:style-name="T8">) = (</text:span><text:span text:style-name="T5">0</text:span><text:span text:style-name="T16">01</text:span><text:span text:style-name="T5">1</text:span><text:span text:style-name="T16">00</text:span><text:span text:style-name="T8">01)? </text:span><text:span text:style-name="T5">Відповідь обґрунтувати.</text:span></text:p>
        </text:list-item>
        <text:list-item>
          <text:p text:style-name="P16"><text:span text:style-name="T213">Довести, що для довільної монотонної БФ </text:span><text:span text:style-name="T211">f</text:span><text:span text:style-name="T213">(</text:span><text:span text:style-name="T211">х</text:span><text:span text:style-name="T177">1</text:span><text:span text:style-name="T213">, </text:span><text:span text:style-name="T211">х</text:span><text:span text:style-name="T177">2</text:span><text:span text:style-name="T213">, ..., </text:span><text:span text:style-name="T211">х</text:span><text:span text:style-name="T177">n</text:span><text:span text:style-name="T213">) справедливий розклад: <text:s text:c="8"/></text:span><text:span text:style-name="T68"><text:s text:c="11"/>f</text:span><text:span text:style-name="T17">(</text:span><text:span text:style-name="T68">х</text:span><text:span text:style-name="T187">1</text:span><text:span text:style-name="T17">, </text:span><text:span text:style-name="T68">х</text:span><text:span text:style-name="T187">2</text:span><text:span text:style-name="T17">, ..., </text:span><text:span text:style-name="T68">х</text:span><text:span text:style-name="T187">n</text:span><text:span text:style-name="T17">) = </text:span><text:span text:style-name="T68">х</text:span><text:span text:style-name="T187">1</text:span><text:span text:style-name="T68">f</text:span><text:span text:style-name="T17">(</text:span><text:span text:style-name="T23">1</text:span><text:span text:style-name="T17">, </text:span><text:span text:style-name="T68">х</text:span><text:span text:style-name="T187">2</text:span><text:span text:style-name="T17">, ..., </text:span><text:span text:style-name="T68">х</text:span><text:span text:style-name="T187">n</text:span><text:span text:style-name="T17">)</text:span><text:span text:style-name="T2">∨</text:span><text:span text:style-name="T68">f</text:span><text:span text:style-name="T17">(</text:span><text:span text:style-name="T23">0</text:span><text:span text:style-name="T17">, </text:span><text:span text:style-name="T68">х</text:span><text:span text:style-name="T187">2</text:span><text:span text:style-name="T17">, ..., </text:span><text:span text:style-name="T68">х</text:span><text:span text:style-name="T187">n</text:span><text:span text:style-name="T17">).</text:span></text:p>
        </text:list-item>
        <text:list-item>
          <text:p text:style-name="P16"><text:span text:style-name="T17">Довести, що довільна монотонна </text:span><text:span text:style-name="T18">БФ</text:span><text:span text:style-name="T17">, що відмінна від константи, може бути представлена </text:span><text:span text:style-name="T23">К</text:span><text:span text:style-name="T17">НФ без заперечень.</text:span></text:p>
        </text:list-item>
        <text:list-item>
          <text:p text:style-name="P20"><text:span text:style-name="T5">Знайти двоїсту БФ для </text:span><text:span text:style-name="T19">БФ </text:span><text:span text:style-name="T64">f</text:span><text:span text:style-name="T19">(</text:span><text:span text:style-name="T64">x</text:span><text:span text:style-name="T19">, </text:span><text:span text:style-name="T64">y</text:span><text:span text:style-name="T19">, </text:span><text:span text:style-name="T64">z</text:span><text:span text:style-name="T19">) </text:span><text:span text:style-name="T14">= (</text:span><text:span text:style-name="T20">1</text:span><text:span text:style-name="T21">0</text:span><text:span text:style-name="T37">1</text:span><text:span text:style-name="T5">0</text:span><text:span text:style-name="T20">0</text:span><text:span text:style-name="T23">1</text:span><text:span text:style-name="T22">0</text:span><text:span text:style-name="T21">1</text:span><text:span text:style-name="T14">). </text:span><text:span text:style-name="T15">Відповідь обґрунтувати.</text:span></text:p>
        </text:list-item>
        <text:list-item>
          <text:p text:style-name="P16"><text:span text:style-name="T15">Ч</text:span><text:span text:style-name="T24">и є БФ </text:span><text:span text:style-name="T64">f</text:span><text:span text:style-name="T19">(</text:span><text:span text:style-name="T64">x</text:span><text:span text:style-name="T19">, </text:span><text:span text:style-name="T64">y</text:span><text:span text:style-name="T19">, </text:span><text:span text:style-name="T64">z</text:span><text:span text:style-name="T19">) </text:span><text:span text:style-name="T14">= (</text:span><text:span text:style-name="T20">1</text:span><text:span text:style-name="T21">0</text:span><text:span text:style-name="T37">1</text:span><text:span text:style-name="T17">0</text:span><text:span text:style-name="T20">0</text:span><text:span text:style-name="T23">1</text:span><text:span text:style-name="T22">0</text:span><text:span text:style-name="T21">1</text:span><text:span text:style-name="T14">) </text:span><text:span text:style-name="T24">(див. попередню задачу) самодвоїстою?</text:span><text:span text:style-name="T14"> </text:span><text:span text:style-name="T15">Відповідь обґрунтувати.</text:span></text:p>
        </text:list-item>
        <text:list-item>
          <text:p text:style-name="P16"><text:soft-page-break/><text:span text:style-name="T15">З</text:span><text:span text:style-name="T24">найти </text:span><text:span text:style-name="T25">(</text:span><text:span text:style-name="T24">аналітично</text:span><text:span text:style-name="T25">)</text:span><text:span text:style-name="T24"> двоїсту БФ до БФ </text:span><text:span text:style-name="T64">f</text:span><text:span text:style-name="T19">(</text:span><text:span text:style-name="T64">x</text:span><text:span text:style-name="T19">, </text:span><text:span text:style-name="T64">y</text:span><text:span text:style-name="T19">) </text:span><text:span text:style-name="T14">= <text:s/></text:span><text:bookmark-start text:name="__DdeLink__182_388296396111"/><text:span text:style-name="T69">x</text:span><text:bookmark-end text:name="__DdeLink__182_388296396111"/><text:span text:style-name="T48">∧</text:span><text:span text:style-name="T140">у</text:span><text:span text:style-name="T26">.</text:span></text:p>
        </text:list-item>
        <text:list-item>
          <text:p text:style-name="P7"><text:span text:style-name="T153">Довести, якщо </text:span><text:span text:style-name="T171">f</text:span> не є константою, а <text:span text:style-name="T171">f</text:span><text:span text:style-name="T165">∨</text:span><text:span text:style-name="T171">f</text:span><text:span text:style-name="T1">*</text:span> - константа, то <text:s/><text:span text:style-name="T161">f</text:span><text:span text:style-name="T157">∉</text:span><text:span text:style-name="T162">М</text:span><text:span text:style-name="T157">∪</text:span><text:bookmark-start text:name="__DdeLink__608_1418879442121"/><text:span text:style-name="T160">S</text:span><text:bookmark-end text:name="__DdeLink__608_1418879442121"/><text:span text:style-name="T160">.</text:span></text:p>
        </text:list-item>
        <text:list-item>
          <text:p text:style-name="P21"><text:span text:style-name="T78">Чи справедливим є твердження: якщо булева функція істотно залежить більш ніж від однієї змінної і є лінійною, то вона не є монотонною? </text:span><text:span text:style-name="T92">Відповідь обґрунтувати.</text:span></text:p>
        </text:list-item>
        <text:list-item>
          <text:p text:style-name="P16"><text:span text:style-name="T92">Д</text:span><text:span text:style-name="T78">овести, що коли </text:span><text:span text:style-name="T79"><text:s/></text:span><text:span text:style-name="T64">f</text:span><text:span text:style-name="T97">∉</text:span><text:span text:style-name="T69">Т</text:span><text:span text:style-name="T179">0</text:span><text:span text:style-name="T97">∪</text:span><text:span text:style-name="T69">Т</text:span><text:span text:style-name="T179">1</text:span><text:span text:style-name="T97">∪</text:span><text:bookmark-start text:name="__DdeLink__608_141887944212"/><text:span text:style-name="T61">S</text:span><text:bookmark-end text:name="__DdeLink__608_141887944212"/><text:span text:style-name="T78">, то {</text:span><text:span text:style-name="T79"> </text:span><text:span text:style-name="T64">f</text:span><text:span text:style-name="T78">} − функціонально повна система.</text:span></text:p>
        </text:list-item>
        <text:list-item>
          <text:p text:style-name="P16"><text:span text:style-name="T28">Чи існує базис в P</text:span><text:span text:style-name="T188">2</text:span><text:span text:style-name="T28">, що складається з таких чотирьох функцій </text:span><text:span text:style-name="T72">f</text:span><text:span text:style-name="T188">1</text:span><text:span text:style-name="T28">, </text:span><text:span text:style-name="T72">f</text:span><text:span text:style-name="T188">2</text:span><text:span text:style-name="T28">, </text:span><text:span text:style-name="T72">f</text:span><text:span text:style-name="T188">3</text:span><text:span text:style-name="T28">, </text:span><text:span text:style-name="T72">f</text:span><text:span text:style-name="T188">4</text:span><text:span text:style-name="T28">, що </text:span><text:span text:style-name="T64">f</text:span><text:span text:style-name="T188">1</text:span><text:span text:style-name="T52">∉</text:span><text:span text:style-name="T69">Т</text:span><text:span text:style-name="T189">0</text:span><text:span text:style-name="T28">, </text:span><text:span text:style-name="T64">f</text:span><text:span text:style-name="T190">2</text:span><text:span text:style-name="T52">∉</text:span><text:span text:style-name="T69">Т</text:span><text:span text:style-name="T190">1</text:span><text:span text:style-name="T28">, </text:span><text:span text:style-name="T64">f</text:span><text:span text:style-name="T190">3</text:span><text:span text:style-name="T52">∉</text:span><text:span text:style-name="T72">L</text:span><text:span text:style-name="T28">, </text:span><text:span text:style-name="T64">f</text:span><text:span text:style-name="T190">4</text:span><text:span text:style-name="T52">∉</text:span><text:span text:style-name="T28">S? </text:span><text:span text:style-name="T15">Відповідь обґрунтувати.</text:span></text:p>
        </text:list-item>
        <text:list-item>
          <text:p text:style-name="P8"><text:span text:style-name="T154">Довести</text:span><text:span text:style-name="T153">, що не існує самодвоїстої </text:span><text:span text:style-name="T154">БФ</text:span><text:span text:style-name="T153">, </text:span><text:span text:style-name="T154">істотно</text:span><text:span text:style-name="T153"> залежної від двох </text:span><text:span text:style-name="T154">змінних. </text:span></text:p>
        </text:list-item>
        <text:list-item>
          <text:p text:style-name="P26"><text:span text:style-name="T128">Користуючись методом зведення до функ</text:span><text:span text:style-name="T129">ці</text:span><text:span text:style-name="T128">онально повно</text:span><text:span text:style-name="T129">ї</text:span><text:span text:style-name="T128"> системи </text:span><text:span text:style-name="T136">Σ</text:span><text:span text:style-name="T201">2</text:span><text:span text:style-name="T129"> = {</text:span><text:span text:style-name="T136">∧, ¯</text:span><text:span text:style-name="T129">}</text:span><text:span text:style-name="T128">, </text:span><text:span text:style-name="T136">Σ</text:span><text:span text:style-name="T201">1</text:span><text:span text:style-name="T129"> = {</text:span><text:span text:style-name="T136">∨, ¯</text:span><text:span text:style-name="T129">}</text:span><text:span text:style-name="T128"> або <text:s/></text:span><text:span text:style-name="T136">Σ</text:span><text:span text:style-name="T201">0</text:span><text:span text:style-name="T129"> = {</text:span><text:span text:style-name="T136">∨,∧, ¯</text:span><text:span text:style-name="T129">},</text:span><text:span text:style-name="T128"> довести функ</text:span><text:span text:style-name="T130">ціо</text:span><text:span text:style-name="T128">нальну повноту системи </text:span><text:span text:style-name="T136">Σ</text:span><text:span text:style-name="T128"> </text:span><text:span text:style-name="T129">= {</text:span><text:span text:style-name="T131">(</text:span><text:span text:style-name="T121">х</text:span><text:span text:style-name="T135">→</text:span><text:span text:style-name="T121">у</text:span><text:span text:style-name="T131">)</text:span><text:span text:style-name="T125">, </text:span><text:span text:style-name="T132">0</text:span><text:span text:style-name="T129">}</text:span><text:span text:style-name="T128">. </text:span></text:p>
        </text:list-item>
        <text:list-item>
          <text:p text:style-name="P22"><text:span text:style-name="T78">Чи є </text:span><text:span text:style-name="T95">функ</text:span><text:span text:style-name="T93">ці</text:span><text:span text:style-name="T95">онально повно</text:span><text:span text:style-name="T78">ю</text:span><text:span text:style-name="T95"> систем</text:span><text:span text:style-name="T78">а БФ</text:span><text:span text:style-name="T95"> </text:span><text:span text:style-name="T99">Σ </text:span><text:span text:style-name="T98">= </text:span><text:span text:style-name="T93">{</text:span><text:span text:style-name="T99">∨,∧, </text:span><text:span text:style-name="T77">⊕</text:span><text:span text:style-name="T100">, </text:span><text:span text:style-name="T101">0</text:span><text:span text:style-name="T93">}? </text:span><text:span text:style-name="T92">Відповідь обґрунтувати. </text:span></text:p>
        </text:list-item>
        <text:list-item>
          <text:p text:style-name="P16"><text:span text:style-name="T27">Чи є </text:span><text:span text:style-name="T28">функ</text:span><text:span text:style-name="T29">ці</text:span><text:span text:style-name="T28">онально повно</text:span><text:span text:style-name="T27">ю</text:span><text:span text:style-name="T28"> систем</text:span><text:span text:style-name="T27">а БФ</text:span><text:span text:style-name="T28"> </text:span><text:span text:style-name="T48">Σ </text:span><text:span text:style-name="T49">= </text:span><text:span text:style-name="T29">{</text:span><text:span text:style-name="T30">(0</text:span><text:span text:style-name="T31">1</text:span><text:span text:style-name="T40">0</text:span><text:span text:style-name="T31">1</text:span><text:span text:style-name="T30">), </text:span><text:span text:style-name="T53">(0</text:span><text:span text:style-name="T55">1</text:span><text:span text:style-name="T53">1</text:span><text:span text:style-name="T56">00</text:span><text:span text:style-name="T53">111)</text:span><text:span text:style-name="T48">, </text:span><text:span text:style-name="T30">(</text:span><text:span text:style-name="T38">0</text:span><text:span text:style-name="T31">1</text:span><text:span text:style-name="T39">011010</text:span><text:span text:style-name="T30">)</text:span><text:span text:style-name="T29">}? </text:span><text:span text:style-name="T15">Відповідь обґрунтувати.</text:span></text:p>
        </text:list-item>
        <text:list-item>
          <text:p text:style-name="P23"><text:span text:style-name="T92">Чи є базисом в Р</text:span><text:span text:style-name="T181">2</text:span><text:span text:style-name="T92"> </text:span><text:span text:style-name="T95">систем</text:span><text:span text:style-name="T92">а</text:span><text:span text:style-name="T95"> </text:span><text:span text:style-name="T92">БФ </text:span><text:span text:style-name="T99">Σ</text:span><text:span text:style-name="T93"> = {</text:span><text:span text:style-name="T99">∨,∧, <text:s/>¯</text:span><text:span text:style-name="T93">}</text:span><text:span text:style-name="T94">?</text:span><text:span text:style-name="T93"> </text:span><text:span text:style-name="T92">Відповідь обґрунтувати. </text:span></text:p>
        </text:list-item>
        <text:list-item>
          <text:p text:style-name="P14"><text:span text:style-name="T209">Для БФ </text:span><text:span text:style-name="T212">f</text:span><text:span text:style-name="T214">(</text:span><text:span text:style-name="T212">x</text:span><text:span text:style-name="T214">, </text:span><text:span text:style-name="T212">y</text:span><text:span text:style-name="T214">)</text:span><text:span text:style-name="T212"> </text:span><text:span text:style-name="T214">= (</text:span><text:span text:style-name="T215">1</text:span><text:span text:style-name="T214">0</text:span><text:span text:style-name="T216">1</text:span><text:span text:style-name="T223">1</text:span><text:span text:style-name="T214">), </text:span><text:span text:style-name="T217">що задана табли</text:span><text:span text:style-name="T218">цею істинності </text:span><text:span text:style-name="T219">(вектором значень)</text:span><text:span text:style-name="T217">,</text:span><text:span text:style-name="T214"> знайти рівн</text:span><text:span text:style-name="T220">у</text:span><text:span text:style-name="T214"> їй ДДНФ.</text:span></text:p>
        </text:list-item>
        <text:list-item>
          <text:p text:style-name="P11"><text:span text:style-name="T225">Дл</text:span>я БФ <text:span text:style-name="T171">f</text:span>(<text:span text:style-name="T171">x</text:span>, <text:span text:style-name="T171">y</text:span>)<text:span text:style-name="T171"> </text:span>= (<text:span text:style-name="T226">1</text:span>0<text:span text:style-name="T227">1</text:span><text:span text:style-name="T238">1</text:span>), <text:span text:style-name="T228">що задана табли</text:span><text:span text:style-name="T229">цею істинності </text:span><text:span text:style-name="T230">(вектором значень)</text:span><text:span text:style-name="T228">,</text:span> знайти рівн<text:span text:style-name="T225">у</text:span> їй Д<text:span text:style-name="T225">К</text:span>НФ.</text:p>
        </text:list-item>
        <text:list-item>
          <text:p text:style-name="P8"><text:span text:style-name="T240">Довести, що </text:span><text:span text:style-name="T208">М</text:span><text:span text:style-name="T241">*</text:span><text:span text:style-name="T240">=</text:span><text:span text:style-name="T242">М</text:span><text:span text:style-name="T240"> </text:span><text:span text:style-name="T242">(тут </text:span><text:span text:style-name="T240"><text:s/></text:span><text:span text:style-name="T242">М</text:span><text:span text:style-name="T241">*</text:span><text:span text:style-name="T169"> - </text:span><text:span text:style-name="T168">клас двоїстих до класу</text:span><text:span text:style-name="T169"> </text:span><text:span text:style-name="T168">М</text:span><text:span text:style-name="T169"> </text:span><text:span text:style-name="T168">функцій</text:span><text:span text:style-name="T242">).</text:span></text:p>
        </text:list-item>
        <text:list-item>
          <text:p text:style-name="P13"><text:span text:style-name="T146">Визначити довжину скороченої днф функції </text:span><text:span text:style-name="T169">х</text:span><text:span text:style-name="T202">1</text:span><text:span text:style-name="T108">⊕</text:span><text:span text:style-name="T109">х</text:span><text:span text:style-name="T203">2</text:span><text:span text:style-name="T108">⊕ ... ⊕ </text:span><text:span text:style-name="T109">х</text:span><text:span text:style-name="T203">n</text:span><text:span text:style-name="T109">.</text:span></text:p>
        </text:list-item>
        <text:list-item>
          <text:p text:style-name="P12"><text:span text:style-name="T144">Д</text:span><text:span text:style-name="T1">ля </text:span><text:span text:style-name="T146">ДДНФ </text:span><text:span text:style-name="T143">БФ </text:span><text:span text:style-name="T114">f</text:span><text:span text:style-name="T143">(</text:span><text:span text:style-name="T114">x</text:span><text:span text:style-name="T143">, </text:span><text:span text:style-name="T114">y</text:span><text:span text:style-name="T143">, </text:span><text:span text:style-name="T114">z</text:span><text:span text:style-name="T143">) </text:span><text:span text:style-name="T144">=</text:span><text:span text:style-name="T236"> </text:span><text:span text:style-name="T233">ху</text:span><text:span text:style-name="T232"><draw:frame draw:style-name="fr2" draw:name="Об'єкт8" text:anchor-type="as-char" svg:y="-0.1492in" svg:width="0.1783in" svg:height="0.1854in" draw:z-index="12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34">∨</text:span><text:span text:style-name="T105"><draw:frame draw:style-name="fr2" draw:name="Об'єкт17" text:anchor-type="as-char" svg:y="-0.1492in" svg:width="0.189in" svg:height="0.1854in" draw:z-index="1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06"><draw:frame draw:style-name="fr1" draw:name="Об'єкт18" text:anchor-type="as-char" svg:width="0.2008in" svg:height="0.1839in" draw:z-index="14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07"><draw:frame draw:style-name="fr2" draw:name="Об'єкт19" text:anchor-type="as-char" svg:y="-0.1492in" svg:width="0.1783in" svg:height="0.1854in" draw:z-index="15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36">∨</text:span><text:span text:style-name="T232">x</text:span><text:span text:style-name="T235"><draw:frame draw:style-name="fr1" draw:name="Об'єкт26" text:anchor-type="as-char" svg:width="0.2008in" svg:height="0.1839in" draw:z-index="16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32">z</text:span><text:span text:style-name="T111"> </text:span><text:span text:style-name="T144">побудувати рівний їй </text:span><text:bookmark-start text:name="__DdeLink__1066_1401347031"/><text:span text:style-name="T144">поліном Жегалкіна</text:span><text:bookmark-end text:name="__DdeLink__1066_1401347031"/><text:span text:style-name="T144">.</text:span></text:p>
        </text:list-item>
        <text:list-item>
          <text:p text:style-name="P14"><text:span text:style-name="T84">С</text:span><text:span text:style-name="T85">користавшись методом невизначених коефіцієнтів, подати </text:span><text:span text:style-name="T79">БФ </text:span><text:span text:style-name="T64">f</text:span><text:span text:style-name="T79">(</text:span><text:span text:style-name="T64">x</text:span><text:span text:style-name="T79">, </text:span><text:span text:style-name="T64">y</text:span><text:span text:style-name="T79">, </text:span><text:span text:style-name="T64">z</text:span><text:span text:style-name="T79">) </text:span><text:span text:style-name="T84">= (</text:span><text:span text:style-name="T86">1</text:span><text:span text:style-name="T87">1</text:span><text:span text:style-name="T85">0</text:span><text:span text:style-name="T96">0</text:span><text:span text:style-name="T88">0</text:span><text:span text:style-name="T89">1</text:span><text:span text:style-name="T90">0</text:span><text:span text:style-name="T85">1</text:span><text:span text:style-name="T84">) </text:span><text:span text:style-name="T85">у вигляді </text:span><text:bookmark-start text:name="__DdeLink__1066_14013470311"/><text:span text:style-name="T84">поліном</text:span><text:span text:style-name="T85">у</text:span><text:span text:style-name="T84"> Жегалкіна</text:span><text:bookmark-end text:name="__DdeLink__1066_14013470311"/><text:span text:style-name="T84">.</text:span></text:p>
        </text:list-item>
        <text:list-item>
          <text:p text:style-name="P13"><text:span text:style-name="T169">Довести, що </text:span><text:span text:style-name="T116">х</text:span><text:span text:style-name="T202">і</text:span><text:span text:style-name="T169"> - </text:span><text:span text:style-name="T170">фіктивна</text:span><text:span text:style-name="T169"> змінна БФ </text:span><text:span text:style-name="T116">f</text:span><text:span text:style-name="T169">(</text:span><text:span text:style-name="T116">х</text:span><text:span text:style-name="T202">1</text:span><text:span text:style-name="T169">, </text:span><text:span text:style-name="T116">х</text:span><text:span text:style-name="T202">2</text:span><text:span text:style-name="T169">, ..., </text:span><text:span text:style-name="T116">х</text:span><text:span text:style-name="T202">n</text:span><text:span text:style-name="T169">) тоді і лише тоді, коли </text:span><text:span text:style-name="T116">х</text:span><text:span text:style-name="T202">і</text:span><text:span text:style-name="T169"> явно </text:span><text:span text:style-name="T170">не </text:span><text:span text:style-name="T169">входить у поліном Жегалкіна цієї функції.</text:span><text:span text:style-name="T144"> </text:span></text:p>
          <text:p text:style-name="P27"/>
        </text:list-item>
      </text:list>
      <text:p text:style-name="P5"/>
      <text:p text:style-name="P2"/>
      <text:p text:style-name="P2"/>
      <text:p text:style-name="P1"><text:bookmark-start text:name="__DdeLink__608_141887944"/><text:s/><text:bookmark-end text:name="__DdeLink__608_14188794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erif CJK SC" svg:font-family="'Noto Serif CJK SC'" style:font-family-generic="system" style:font-pitch="variable"/>
    <style:font-face style:name="Symbol" svg:font-family="Symbol" style:font-pitch="variable"/>
    <style:font-face style:name="Symbol1" svg:font-family="Symbol" style:font-family-generic="roman" style:font-pitch="variable"/>
    <style:font-face style:name="Symbola" svg:font-family="Symbola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0T17:31:39.154504474</meta:creation-date>
    <dc:date>2024-03-02T11:56:32.448662753</dc:date>
    <meta:editing-duration>PT1H30M51S</meta:editing-duration>
    <meta:editing-cycles>9</meta:editing-cycles>
    <meta:generator>LibreOffice/7.3.7.2$Linux_X86_64 LibreOffice_project/30$Build-2</meta:generator>
    <meta:document-statistic meta:table-count="0" meta:image-count="0" meta:object-count="17" meta:page-count="2" meta:paragraph-count="42" meta:word-count="741" meta:character-count="4421" meta:non-whitespace-character-count="3654"/>
  </office:meta>
</office:document-meta>
</file>

<file path=Object 1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5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6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17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18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9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2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20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21/content.xml><?xml version="1.0" encoding="utf-8"?>
<math xmlns="http://www.w3.org/1998/Math/MathML" display="block">
  <semantics>
    <msup>
      <mn>2</mn>
      <msup>
        <mn>2</mn>
        <mi>n</mi>
      </msup>
    </msup>
    <annotation encoding="StarMath 5.0">{2} ^ {{2} ^ {n}}</annotation>
  </semantics>
</math>
</file>

<file path=Object 22/content.xml><?xml version="1.0" encoding="utf-8"?>
<math xmlns="http://www.w3.org/1998/Math/MathML" display="block">
  <semantics>
    <mrow>
      <mstyle mathsize="12pt">
        <msubsup>
          <mi mathvariant="normal">Σ</mi>
          <mstyle mathsize="8pt">
            <mrow>
              <mi>i</mi>
              <mo stretchy="false">=</mo>
              <mn>0</mn>
            </mrow>
          </mstyle>
          <mstyle mathsize="8pt">
            <mrow>
              <mi>n</mi>
              <mo stretchy="false">−</mo>
              <mn>1</mn>
            </mrow>
          </mstyle>
        </msubsup>
      </mstyle>
      <mrow/>
    </mrow>
    <annotation encoding="StarMath 5.0"> size 12{ { %SIGMA }  rSub { size 8{i=0} }  rSup { size 8{n-1} } } {}</annotation>
  </semantics>
</math>
</file>

<file path=Object 23/content.xml><?xml version="1.0" encoding="utf-8"?>
<math xmlns="http://www.w3.org/1998/Math/MathML" display="block">
  <semantics>
    <mrow>
      <mstyle mathsize="12pt">
        <msubsup>
          <mi>C</mi>
          <mstyle mathsize="8pt">
            <mi>n</mi>
          </mstyle>
          <mstyle mathsize="8pt">
            <mi>i</mi>
          </mstyle>
        </msubsup>
      </mstyle>
      <mrow/>
    </mrow>
    <annotation encoding="StarMath 5.0"> size 12{ {C}  rSub { size 8{n} }  rSup { size 8{i} } } {}</annotation>
  </semantics>
</math>
</file>

<file path=Object 3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4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5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6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7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8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